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color="#000000" style:font-family-generic="swiss"/>
    </style:style>
    <style:style style:name="ce2" style:family="table-cell" style:parent-style-name="Default" style:data-style-name="N0">
      <style:text-properties fo:color="#000000" style:font-family-generic="swiss"/>
    </style:style>
    <style:style style:name="ce3" style:family="table-cell" style:parent-style-name="Default" style:data-style-name="N0">
      <style:table-cell-properties fo:background-color="#DAEEF3"/>
      <style:text-properties fo:color="#000000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ackground-color="transparent"/>
      <style:text-properties fo:color="#000000" style:font-family-generic="swiss"/>
    </style:style>
    <style:style style:name="ce5" style:family="table-cell" style:parent-style-name="Default" style:data-style-name="N0">
      <style:table-cell-properties fo:background-color="transparent"/>
      <style:text-properties fo:color="#000000" style:font-family-generic="swiss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none" style:vertical-align="automatic"/>
      <style:text-properties fo:color="#000000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fo:color="#000000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fo:color="#000000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color="#000000" style:font-family-generic="swiss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  <style:text-properties fo:color="#000000" style:font-family-generic="swiss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/>
      <style:text-properties fo:color="#000000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/>
      <style:text-properties fo:color="#000000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fo:color="#000000" style:font-family-generic="swiss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/>
      <style:text-properties fo:color="#000000" style:font-family-generic="swiss"/>
    </style:style>
    <style:style style:name="ce21" style:family="table-cell" style:parent-style-name="Default" style:data-style-name="N0">
      <style:table-cell-properties fo:border-top="2pt solid #000000" fo:border-bottom="none" fo:border-left="none" fo:border-right="thin solid #000000"/>
      <style:text-properties fo:color="#000000" style:font-family-generic="swiss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/>
      <style:text-properties fo:color="#000000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color="#000000" style:font-family-generic="swiss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justify"/>
      <style:text-properties fo:color="#000000" style:font-family-generic="swiss"/>
    </style:style>
    <style:style style:name="ce25" style:family="table-cell" style:parent-style-name="Comma_32_2_32_3" style:data-style-name="N36">
      <style:table-cell-properties fo:border-top="none" fo:border-bottom="none" fo:border-left="none" fo:border-right="2pt solid #000000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ext-properties fo:color="#000000" fo:font-weight="bold" style:font-weight-asian="bold" style:font-weight-complex="bold" style:font-family-generic="swiss"/>
    </style:style>
    <style:style style:name="ce27" style:family="table-cell" style:parent-style-name="Comma_32_2_32_3" style:data-style-name="N36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Comma_32_2_32_3" style:data-style-name="N36">
      <style:table-cell-properties fo:border-top="none" fo:border-bottom="none" fo:border-left="none" fo:border-right="thin solid #000000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Comma_32_2_32_3" style:data-style-name="N36">
      <style:table-cell-properties fo:border-top="none" fo:border-bottom="thin solid #000000" fo:border-left="none" fo:border-right="thin solid #000000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-top="none" fo:border-bottom="none" fo:border-left="2pt solid #000000" fo:border-right="none" fo:background-color="#EEECE1"/>
      <style:text-properties fo:color="#000000" style:font-family-generic="swiss"/>
    </style:style>
    <style:style style:name="ce31" style:family="table-cell" style:parent-style-name="Comma_32_2_32_3" style:data-style-name="N36">
      <style:table-cell-properties fo:border-top="thin solid #000000" fo:border-bottom="thin solid #000000" fo:border-left="none" fo:border-right="none" fo:background-color="#EEECE1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ackground-color="#EEECE1"/>
      <style:text-properties fo:color="#000000" style:font-family-generic="swiss"/>
    </style:style>
    <style:style style:name="ce33" style:family="table-cell" style:parent-style-name="Comma_32_2_32_3" style:data-style-name="N36">
      <style:table-cell-properties fo:border-top="thin solid #000000" fo:border-bottom="thin solid #000000" fo:border-left="none" fo:border-right="thin solid #000000" fo:background-color="#EEECE1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fo:background-color="#EEECE1"/>
      <style:text-properties fo:color="#000000" style:font-family-generic="swiss"/>
    </style:style>
    <style:style style:name="ce35" style:family="table-cell" style:parent-style-name="Comma_32_2_32_3" style:data-style-name="N36">
      <style:table-cell-properties fo:border-top="thin solid #000000" fo:border-bottom="thin solid #000000" fo:border-left="none" fo:border-right="2pt solid #000000" fo:background-color="#EEECE1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color="#000000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fo:color="#000000" style:font-family-generic="swiss"/>
    </style:style>
    <style:style style:name="ce39" style:family="table-cell" style:parent-style-name="Default" style:data-style-name="N0">
      <style:table-cell-properties fo:background-color="#D9D9D9"/>
      <style:text-properties fo:color="#000000" style:font-family-generic="swiss"/>
    </style:style>
    <style:style style:name="ce40" style:family="table-cell" style:parent-style-name="Default" style:data-style-name="N36">
      <style:table-cell-properties fo:border-top="none" fo:border-bottom="none" fo:border-left="2pt solid #000000" fo:border-right="none" fo:background-color="transparent"/>
      <style:text-properties fo:color="#000000" style:font-family-generic="swiss"/>
    </style:style>
    <style:style style:name="ce41" style:family="table-cell" style:parent-style-name="Default" style:data-style-name="N36">
      <style:table-cell-properties fo:background-color="transparent"/>
      <style:text-properties fo:color="#000000" style:font-family-generic="swiss"/>
    </style:style>
    <style:style style:name="ce42" style:family="table-cell" style:parent-style-name="Default" style:data-style-name="N36">
      <style:table-cell-properties fo:border-top="none" fo:border-bottom="none" fo:border-left="thin solid #000000" fo:border-right="none" fo:background-color="transparent"/>
      <style:text-properties fo:color="#000000" style:font-family-generic="swiss"/>
    </style:style>
    <style:style style:name="ce43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color="#000000" style:font-family-generic="swiss"/>
    </style:style>
    <style:style style:name="ce44" style:family="table-cell" style:parent-style-name="Comma_32_2_32_3" style:data-style-name="N36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color="#000000" style:font-family-generic="swiss"/>
    </style:style>
    <style:style style:name="ce46" style:family="table-cell" style:parent-style-name="Comma" style:data-style-name="N36">
      <style:text-properties fo:color="#000000" style:font-family-generic="swiss"/>
    </style:style>
    <style:style style:name="ce47" style:family="table-cell" style:parent-style-name="Default" style:data-style-name="N0">
      <style:table-cell-properties style:vertical-align="automatic" fo:wrap-option="wrap"/>
      <style:text-properties fo:color="#000000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automatic" fo:wrap-option="wrap"/>
    </style:style>
    <style:style style:name="ce49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</style:style>
    <style:style style:name="ce50" style:family="table-cell" style:parent-style-name="Comma_32_2_32_3" style:data-style-name="N36">
      <style:table-cell-properties fo:border-top="thin solid #000000" fo:border-bottom="thin solid #000000" fo:border-left="2pt solid #000000" fo:border-right="none" fo:background-color="#EEECE1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thin solid #000000" fo:border-bottom="thin double #000000" fo:border-left="2pt solid #000000" fo:border-right="none" fo:background-color="#DDD9C4"/>
      <style:text-properties fo:color="#000000" style:font-family-generic="swiss"/>
    </style:style>
    <style:style style:name="ce52" style:family="table-cell" style:parent-style-name="Default" style:data-style-name="N36">
      <style:table-cell-properties fo:border-top="thin solid #000000" fo:border-bottom="thin double #000000" fo:border-left="none" fo:border-right="none" fo:background-color="#DDD9C4"/>
      <style:text-properties fo:color="#000000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n solid #000000" fo:border-bottom="thin double #000000" fo:border-left="none" fo:border-right="none" fo:background-color="#DDD9C4"/>
      <style:text-properties fo:color="#000000" style:font-family-generic="swiss"/>
    </style:style>
    <style:style style:name="ce54" style:family="table-cell" style:parent-style-name="Default" style:data-style-name="N0">
      <style:table-cell-properties fo:border-top="thin solid #000000" fo:border-bottom="thin double #000000" fo:border-left="thin solid #000000" fo:border-right="none" fo:background-color="#DDD9C4"/>
      <style:text-properties fo:color="#000000" style:font-family-generic="swiss"/>
    </style:style>
    <style:style style:name="ce55" style:family="table-cell" style:parent-style-name="Default" style:data-style-name="N36">
      <style:table-cell-properties fo:border-top="thin solid #000000" fo:border-bottom="thin double #000000" fo:border-left="none" fo:border-right="2pt solid #000000" fo:background-color="#DDD9C4"/>
      <style:text-properties fo:color="#000000" fo:font-weight="bold" style:font-weight-asian="bold" style:font-weight-complex="bold" style:font-family-generic="swiss"/>
    </style:style>
    <style:style style:name="ce56" style:family="table-cell" style:parent-style-name="Comma" style:data-style-name="N36">
      <style:table-cell-properties fo:border-top="none" fo:border-bottom="none" fo:border-left="none" fo:border-right="thin solid #000000"/>
      <style:text-properties fo:color="#000000" style:font-family-generic="swiss"/>
    </style:style>
    <style:style style:name="ce57" style:family="table-cell" style:parent-style-name="Comma" style:data-style-name="N36">
      <style:table-cell-properties fo:border-top="none" fo:border-bottom="none" fo:border-left="thin solid #000000" fo:border-right="none"/>
      <style:text-properties fo:color="#000000" style:font-family-generic="swiss"/>
    </style:style>
    <style:style style:name="ce58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family-generic="swiss"/>
    </style:style>
    <style:style style:name="ce61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style:font-family-generic="swiss"/>
    </style:style>
    <style:style style:name="ce62" style:family="table-cell" style:parent-style-name="Default" style:data-style-name="N36">
      <style:table-cell-properties fo:border-top="thin solid #000000" fo:border-bottom="thin double #000000" fo:border-left="none" fo:border-right="thin solid #000000" fo:background-color="#DDD9C4"/>
      <style:text-properties fo:color="#000000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justify"/>
      <style:text-properties fo:color="#000000" style:font-family-generic="swiss"/>
    </style:style>
    <style:style style:name="ce64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style:font-family-generic="swiss"/>
    </style:style>
    <style:style style:name="ce66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 style:font-family-generic="swiss"/>
    </style:style>
    <style:style style:name="ce67" style:family="table-cell" style:parent-style-name="Default" style:data-style-name="N0">
      <style:table-cell-properties fo:border-top="2pt solid #000000" fo:border-bottom="none" fo:border-left="none" fo:border-right="none"/>
      <style:text-properties fo:color="#000000" style:font-family-generic="swiss"/>
    </style:style>
    <style:style style:name="ce68" style:family="table-cell" style:parent-style-name="Default" style:data-style-name="N0">
      <style:table-cell-properties fo:border-top="2pt solid #000000" fo:border-bottom="none" fo:border-left="thin solid #000000" fo:border-right="none"/>
      <style:text-properties fo:color="#000000" style:font-family-generic="swiss"/>
    </style:style>
    <style:style style:name="ce69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 style:font-family-generic="swiss"/>
    </style:style>
    <style:style style:name="ce70" style:family="table-cell" style:parent-style-name="Default" style:data-style-name="N0">
      <style:table-cell-properties fo:border-top="thin double #000000" fo:border-bottom="none" fo:border-left="none" fo:border-right="none"/>
      <style:text-properties fo:color="#000000" style:font-family-generic="swiss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EBF1D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EBF1D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EBF1D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3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5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fo:border="2pt solid #000000" style:vertical-align="automatic" fo:background-color="#EBF1D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9.12812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0.238125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3.33375cm" style:use-optimal-column-width="true"/>
    </style:style>
    <style:style style:name="co7" style:family="table-column">
      <style:table-column-properties fo:break-before="auto" style:column-width="3.14854166666667cm" style:use-optimal-column-width="true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1.640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4.4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00" style:family="table-cell" style:parent-style-name="Default" style:data-style-name="N0">
      <style:text-properties fo:color="#000000" style:font-family-generic="swiss"/>
      <style:map style:condition="of:is-true-formula(AND(COUNTIF([.$C$106:.$C$106]; [.C106])&gt;1;NOT(ISBLANK([.C106]))))" style:apply-style-name="cf1" style:base-cell-address="revised_SCBAA_2018.C106"/>
      <style:map style:condition="of:is-true-formula(AND(COUNTIF([.$C$104:.$C$106]; [.C104])&gt;1;NOT(ISBLANK([.C104]))))" style:apply-style-name="cf1" style:base-cell-address="revised_SCBAA_2018.C104"/>
    </style:style>
    <style:style style:name="ce101" style:family="table-cell" style:parent-style-name="Default" style:data-style-name="N0">
      <style:text-properties fo:color="#000000" style:font-family-generic="swiss"/>
      <style:map style:condition="of:is-true-formula(AND(COUNTIF([.$C$104:.$C$105]; [.C104])&gt;1;NOT(ISBLANK([.C104]))))" style:apply-style-name="cf1" style:base-cell-address="revised_SCBAA_2018.C104"/>
      <style:map style:condition="of:is-true-formula(AND(COUNTIF([.$C$104:.$C$106]; [.C104])&gt;1;NOT(ISBLANK([.C104]))))" style:apply-style-name="cf1" style:base-cell-address="revised_SCBAA_2018.C10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vised_SCBAA_2018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16368" table:default-cell-style-name="ce1"/>
        <table:table-row table:style-name="ro1">
          <table:table-cell office:value-type="string" table:number-columns-spanned="5" table:number-rows-spanned="1" table:style-name="ce71">
            <text:p>LOCAL GOVERNMENT SECTOR -NAME OF LGU</text:p>
          </table:table-cell>
          <table:covered-table-cell table:number-columns-repeated="4"/>
          <table:table-cell table:style-name="ce1"/>
          <table:table-cell table:style-name="ce2"/>
          <table:table-cell table:number-columns-repeated="8" table:style-name="ce1"/>
          <table:table-cell office:value-type="string" table:style-name="ce3">
            <text:p>Annex 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tatement of Comparison of Budget and Actual Amounts</text:p>
          </table:table-cell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For the Year Ended December 31, 2018</text:p>
          </table:table-cell>
          <table:table-cell table:number-columns-repeated="5" table:style-name="ce1"/>
          <table:table-cell table:style-name="ce4"/>
          <table:table-cell table:number-columns-repeated="9" table:style-name="ce5"/>
          <table:table-cell table:number-columns-repeated="16368"/>
        </table:table-row>
        <table:table-row table:style-name="ro1">
          <table:table-cell office:value-type="string" table:style-name="ce1">
            <text:p>(absolute amount)</text:p>
          </table:table-cell>
          <table:table-cell table:number-columns-repeated="5" table:style-name="ce1"/>
          <table:table-cell table:style-name="ce4"/>
          <table:table-cell table:number-columns-repeated="9" table:style-name="ce5"/>
          <table:table-cell table:number-columns-repeated="16368"/>
        </table:table-row>
        <table:table-row table:style-name="ro2">
          <table:table-cell table:number-columns-repeated="6" table:style-name="ce1"/>
          <table:table-cell table:style-name="ce2"/>
          <table:table-cell table:number-columns-repeated="16377" table:style-name="ce1"/>
        </table:table-row>
        <table:table-row table:style-name="ro3">
          <table:table-cell office:value-type="string" table:number-columns-spanned="5" table:number-rows-spanned="4" table:style-name="ce95">
            <text:p>Particulars</text:p>
          </table:table-cell>
          <table:covered-table-cell table:number-columns-repeated="4"/>
          <table:table-cell office:value-type="string" table:number-columns-spanned="1" table:number-rows-spanned="4" table:style-name="ce95">
            <text:p>Notes</text:p>
          </table:table-cell>
          <table:table-cell office:value-type="string" table:number-columns-spanned="10" table:number-rows-spanned="1" table:style-name="ce96">
            <text:p>LGU</text:p>
          </table:table-cell>
          <table:covered-table-cell table:number-columns-repeated="9"/>
          <table:table-cell table:number-columns-repeated="16368"/>
        </table:table-row>
        <table:table-row table:style-name="ro4">
          <table:covered-table-cell/>
          <table:covered-table-cell table:number-columns-repeated="4"/>
          <table:covered-table-cell/>
          <table:table-cell office:value-type="string" table:number-columns-spanned="4" table:number-rows-spanned="1" table:style-name="ce97">
            <text:p>Budgeted<text:s/></text:p>
          </table:table-cell>
          <table:covered-table-cell table:number-columns-repeated="3"/>
          <table:table-cell office:value-type="string" table:number-columns-spanned="2" table:number-rows-spanned="1" table:style-name="ce97">
            <text:p>Difference<text:s/></text:p>
          </table:table-cell>
          <table:covered-table-cell/>
          <table:table-cell table:style-name="ce6"/>
          <table:table-cell table:style-name="ce7"/>
          <table:table-cell table:style-name="ce8"/>
          <table:table-cell office:value-type="string" table:style-name="ce7">
            <text:p>Difference<text:s/></text:p>
          </table:table-cell>
          <table:table-cell table:number-columns-repeated="16368"/>
        </table:table-row>
        <table:table-row table:style-name="ro4">
          <table:covered-table-cell/>
          <table:covered-table-cell table:number-columns-repeated="4"/>
          <table:covered-table-cell/>
          <table:table-cell office:value-type="string" table:number-columns-spanned="4" table:number-rows-spanned="1" table:style-name="ce98">
            <text:p>Amounts</text:p>
          </table:table-cell>
          <table:covered-table-cell table:number-columns-repeated="3"/>
          <table:table-cell office:value-type="string" table:number-columns-spanned="2" table:number-rows-spanned="1" table:style-name="ce98">
            <text:p>Original and</text:p>
          </table:table-cell>
          <table:covered-table-cell/>
          <table:table-cell table:style-name="ce9"/>
          <table:table-cell office:value-type="string" table:style-name="ce10">
            <text:p>Actual</text:p>
          </table:table-cell>
          <table:table-cell table:style-name="ce11"/>
          <table:table-cell office:value-type="string" table:style-name="ce10">
            <text:p>Final Budget<text:s/></text:p>
          </table:table-cell>
          <table:table-cell table:number-columns-repeated="16368"/>
        </table:table-row>
        <table:table-row table:style-name="ro5">
          <table:covered-table-cell/>
          <table:covered-table-cell table:number-columns-repeated="4"/>
          <table:covered-table-cell/>
          <table:table-cell table:style-name="ce12"/>
          <table:table-cell office:value-type="string" table:style-name="ce13">
            <text:p>Original</text:p>
          </table:table-cell>
          <table:table-cell table:style-name="ce13"/>
          <table:table-cell office:value-type="string" table:style-name="ce14">
            <text:p>Final</text:p>
          </table:table-cell>
          <table:table-cell office:value-type="string" table:number-columns-spanned="2" table:number-rows-spanned="1" table:style-name="ce99">
            <text:p>Final Budget<text:s/></text:p>
          </table:table-cell>
          <table:covered-table-cell/>
          <table:table-cell table:style-name="ce12"/>
          <table:table-cell office:value-type="string" table:style-name="ce15">
            <text:p>Amounts</text:p>
          </table:table-cell>
          <table:table-cell table:style-name="ce16"/>
          <table:table-cell office:value-type="string" table:style-name="ce15">
            <text:p>and Actual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3" table:style-name="ce2"/>
          <table:table-cell table:style-name="ce18"/>
          <table:table-cell table:style-name="ce17"/>
          <table:table-cell table:style-name="ce66"/>
          <table:table-cell table:number-columns-repeated="2" table:style-name="ce67"/>
          <table:table-cell table:style-name="ce21"/>
          <table:table-cell table:style-name="ce68"/>
          <table:table-cell table:style-name="ce21"/>
          <table:table-cell table:number-columns-repeated="2" table:style-name="ce67"/>
          <table:table-cell table:style-name="ce68"/>
          <table:table-cell table:style-name="ce69"/>
          <table:table-cell table:number-columns-repeated="16368"/>
        </table:table-row>
        <table:table-row table:style-name="ro1">
          <table:table-cell office:value-type="string" table:style-name="ce22">
            <text:p>General Fund</text:p>
          </table:table-cell>
          <table:table-cell table:number-columns-repeated="3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office:value-type="string" table:style-name="ce22">
            <text:p>Revenue</text:p>
          </table:table-cell>
          <table:table-cell table:number-columns-repeated="2" table:style-name="ce2"/>
          <table:table-cell table:style-name="ce23"/>
          <table:table-cell table:style-name="ce24"/>
          <table:table-cell table:style-name="ce63"/>
          <table:table-cell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office:value-type="string" table:style-name="ce2">
            <text:p>A.  Local Sources<text:s/>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1.  Tax Revenue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22"/>
          <table:table-cell table:number-columns-repeated="2" table:style-name="ce26"/>
          <table:table-cell office:value-type="string" table:style-name="ce2">
            <text:p>a.  Tax Revenue - Property</text:p>
          </table:table-cell>
          <table:table-cell table:style-name="ce18"/>
          <table:table-cell table:number-columns-repeated="2" table:style-name="ce17"/>
          <table:table-cell office:value-type="float" office:value="58000000" table:formula="of:=97000000-39000000" table:style-name="ce27">
            <text:p><text:s/>58,000,000.00<text:s/></text:p>
          </table:table-cell>
          <table:table-cell table:style-name="ce2"/>
          <table:table-cell office:value-type="float" office:value="58000000" table:formula="of:=127483231.3-69483231.3" table:style-name="ce28">
            <text:p><text:s/>58,000,000.00<text:s/></text:p>
          </table:table-cell>
          <table:table-cell table:style-name="ce20"/>
          <table:table-cell office:value-type="float" office:value="0" table:formula="of:=[.H15]-[.J15]" table:style-name="ce28">
            <text:p><text:s/>-<text:s text:c="3"/></text:p>
          </table:table-cell>
          <table:table-cell table:style-name="ce2"/>
          <table:table-cell office:value-type="float" office:value="33513350.420000002" table:formula="of:=108196901.45-74683551.03" table:style-name="ce27">
            <text:p><text:s/>33,513,350.42<text:s/></text:p>
          </table:table-cell>
          <table:table-cell table:style-name="ce20"/>
          <table:table-cell office:value-type="float" office:value="24486649.579999998" table:formula="of:=[.J15]-[.N15]" table:style-name="ce25">
            <text:p><text:s/>24,486,649.58<text:s/></text:p>
          </table:table-cell>
          <table:table-cell table:number-columns-repeated="16368"/>
        </table:table-row>
        <table:table-row table:style-name="ro1">
          <table:table-cell table:style-name="ce22"/>
          <table:table-cell table:number-columns-repeated="2" table:style-name="ce26"/>
          <table:table-cell office:value-type="string" table:style-name="ce2">
            <text:p>b. Tax Revenue - Goods and Services</text:p>
          </table:table-cell>
          <table:table-cell table:style-name="ce18"/>
          <table:table-cell table:number-columns-repeated="2" table:style-name="ce17"/>
          <table:table-cell office:value-type="float" office:value="9970000" table:style-name="ce27">
            <text:p><text:s/>9,970,000.00<text:s/></text:p>
          </table:table-cell>
          <table:table-cell table:style-name="ce2"/>
          <table:table-cell office:value-type="float" office:value="9970000" table:style-name="ce28">
            <text:p><text:s/>9,970,000.00<text:s/></text:p>
          </table:table-cell>
          <table:table-cell table:style-name="ce20"/>
          <table:table-cell office:value-type="float" office:value="0" table:formula="of:=[.H16]-[.J16]" table:style-name="ce28">
            <text:p><text:s/>-<text:s text:c="3"/></text:p>
          </table:table-cell>
          <table:table-cell table:style-name="ce2"/>
          <table:table-cell office:value-type="float" office:value="15879062.800000001" table:style-name="ce27">
            <text:p><text:s/>15,879,062.80<text:s/></text:p>
          </table:table-cell>
          <table:table-cell table:style-name="ce20"/>
          <table:table-cell office:value-type="float" office:value="-5909062.8000000007" table:formula="of:=[.J16]-[.N16]" table:style-name="ce25">
            <text:p><text:s/>(5,909,062.80)</text:p>
          </table:table-cell>
          <table:table-cell table:number-columns-repeated="16368"/>
        </table:table-row>
        <table:table-row table:style-name="ro1">
          <table:table-cell table:style-name="ce22"/>
          <table:table-cell table:number-columns-repeated="2" table:style-name="ce26"/>
          <table:table-cell office:value-type="string" table:style-name="ce2">
            <text:p>c.  Other Local Taxes</text:p>
          </table:table-cell>
          <table:table-cell table:style-name="ce18"/>
          <table:table-cell table:number-columns-repeated="2" table:style-name="ce17"/>
          <table:table-cell office:value-type="float" office:value="4090000" table:formula="of:=7090000-3000000" table:style-name="ce27">
            <text:p><text:s/>4,090,000.00<text:s/></text:p>
          </table:table-cell>
          <table:table-cell table:style-name="ce2"/>
          <table:table-cell office:value-type="float" office:value="4090000" table:formula="of:=7090000-3000000" table:style-name="ce29">
            <text:p><text:s/>4,090,000.00<text:s/></text:p>
          </table:table-cell>
          <table:table-cell table:style-name="ce20"/>
          <table:table-cell office:value-type="float" office:value="0" table:formula="of:=[.H17]-[.J17]" table:style-name="ce28">
            <text:p><text:s/>-<text:s text:c="3"/></text:p>
          </table:table-cell>
          <table:table-cell table:style-name="ce2"/>
          <table:table-cell office:value-type="float" office:value="7928610.9699999997" table:formula="of:=11420717.18-3492106.21" table:style-name="ce27">
            <text:p><text:s/>7,928,610.97<text:s/></text:p>
          </table:table-cell>
          <table:table-cell table:style-name="ce20"/>
          <table:table-cell office:value-type="float" office:value="-3838610.9699999997" table:formula="of:=[.J17]-[.N17]" table:style-name="ce25">
            <text:p><text:s/>(3,838,610.97)</text:p>
          </table:table-cell>
          <table:table-cell table:number-columns-repeated="16368"/>
        </table:table-row>
        <table:table-row table:style-name="ro1">
          <table:table-cell table:style-name="ce22"/>
          <table:table-cell table:style-name="ce26"/>
          <table:table-cell office:value-type="string" table:style-name="ce2">
            <text:p>Total Tax Revenue</text:p>
          </table:table-cell>
          <table:table-cell table:style-name="ce2"/>
          <table:table-cell table:style-name="ce18"/>
          <table:table-cell table:style-name="ce17"/>
          <table:table-cell table:style-name="ce30"/>
          <table:table-cell office:value-type="float" office:value="72060000" table:formula="of:=SUM([.H15:.H17])" table:style-name="ce31">
            <text:p><text:s/>72,060,000.00<text:s/></text:p>
          </table:table-cell>
          <table:table-cell table:style-name="ce32"/>
          <table:table-cell office:value-type="float" office:value="72060000" table:formula="of:=SUM([.J15:.J17])" table:style-name="ce33">
            <text:p><text:s/>72,060,000.00<text:s/></text:p>
          </table:table-cell>
          <table:table-cell table:style-name="ce34"/>
          <table:table-cell office:value-type="float" office:value="0" table:formula="of:=SUM([.L15:.L17])" table:style-name="ce33">
            <text:p><text:s/>-<text:s text:c="3"/></text:p>
          </table:table-cell>
          <table:table-cell table:style-name="ce32"/>
          <table:table-cell office:value-type="float" office:value="57321024.189999998" table:formula="of:=SUM([.N15:.N17])" table:style-name="ce31">
            <text:p><text:s/>57,321,024.19<text:s/></text:p>
          </table:table-cell>
          <table:table-cell table:style-name="ce34"/>
          <table:table-cell office:value-type="float" office:value="14738975.809999999" table:formula="of:=SUM([.P15:.P17])" table:style-name="ce35">
            <text:p><text:s/>14,738,975.81<text:s/></text:p>
          </table:table-cell>
          <table:table-cell table:number-columns-repeated="16368"/>
        </table:table-row>
        <table:table-row table:style-name="ro1">
          <table:table-cell table:style-name="ce22"/>
          <table:table-cell table:style-name="ce26"/>
          <table:table-cell office:value-type="string" table:style-name="ce2">
            <text:p>2.  Non-Tax Revenue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22"/>
          <table:table-cell table:number-columns-repeated="2" table:style-name="ce26"/>
          <table:table-cell office:value-type="string" table:style-name="ce2">
            <text:p>a.  Service Income</text:p>
          </table:table-cell>
          <table:table-cell table:style-name="ce18"/>
          <table:table-cell table:number-columns-repeated="2" table:style-name="ce17"/>
          <table:table-cell office:value-type="float" office:value="1100000" table:style-name="ce27">
            <text:p><text:s/>1,100,000.00<text:s/></text:p>
          </table:table-cell>
          <table:table-cell table:style-name="ce2"/>
          <table:table-cell office:value-type="float" office:value="1100000" table:style-name="ce28">
            <text:p><text:s/>1,100,000.00<text:s/></text:p>
          </table:table-cell>
          <table:table-cell table:style-name="ce20"/>
          <table:table-cell office:value-type="float" office:value="0" table:formula="of:=[.H20]-[.J20]" table:style-name="ce28">
            <text:p><text:s/>-<text:s text:c="3"/></text:p>
          </table:table-cell>
          <table:table-cell table:style-name="ce2"/>
          <table:table-cell office:value-type="float" office:value="2365852.36" table:style-name="ce27">
            <text:p><text:s/>2,365,852.36<text:s/></text:p>
          </table:table-cell>
          <table:table-cell table:style-name="ce20"/>
          <table:table-cell office:value-type="float" office:value="-1265852.3599999999" table:formula="of:=[.J20]-[.N20]" table:style-name="ce25">
            <text:p><text:s/>(1,265,852.36)</text:p>
          </table:table-cell>
          <table:table-cell table:number-columns-repeated="16368"/>
        </table:table-row>
        <table:table-row table:style-name="ro1">
          <table:table-cell table:style-name="ce22"/>
          <table:table-cell table:number-columns-repeated="2" table:style-name="ce26"/>
          <table:table-cell office:value-type="string" table:style-name="ce2">
            <text:p>b.  Business Income</text:p>
          </table:table-cell>
          <table:table-cell table:style-name="ce18"/>
          <table:table-cell table:number-columns-repeated="2" table:style-name="ce17"/>
          <table:table-cell office:value-type="float" office:value="369460000" table:style-name="ce27">
            <text:p><text:s/>369,460,000.00<text:s/></text:p>
          </table:table-cell>
          <table:table-cell table:style-name="ce2"/>
          <table:table-cell office:value-type="float" office:value="369460000" table:style-name="ce28">
            <text:p><text:s/>369,460,000.00<text:s/></text:p>
          </table:table-cell>
          <table:table-cell table:style-name="ce20"/>
          <table:table-cell office:value-type="float" office:value="0" table:formula="of:=[.H21]-[.J21]" table:style-name="ce28">
            <text:p><text:s/>-<text:s text:c="3"/></text:p>
          </table:table-cell>
          <table:table-cell table:style-name="ce2"/>
          <table:table-cell office:value-type="float" office:value="414932305.37" table:formula="of:=415013437.86-81132.49" table:style-name="ce27">
            <text:p><text:s/>414,932,305.37<text:s/></text:p>
          </table:table-cell>
          <table:table-cell table:style-name="ce20"/>
          <table:table-cell office:value-type="float" office:value="-45472305.370000005" table:formula="of:=[.J21]-[.N21]" table:style-name="ce25">
            <text:p><text:s/>(45,472,305.37)</text:p>
          </table:table-cell>
          <table:table-cell table:number-columns-repeated="16368"/>
        </table:table-row>
        <table:table-row table:style-name="ro1">
          <table:table-cell table:style-name="ce22"/>
          <table:table-cell table:number-columns-repeated="2" table:style-name="ce26"/>
          <table:table-cell office:value-type="string" table:style-name="ce2">
            <text:p>c.  Other Income and Receipts</text:p>
          </table:table-cell>
          <table:table-cell table:style-name="ce18"/>
          <table:table-cell table:number-columns-repeated="2" table:style-name="ce17"/>
          <table:table-cell office:value-type="float" office:value="16412300" table:style-name="ce27">
            <text:p><text:s/>16,412,300.00<text:s/></text:p>
          </table:table-cell>
          <table:table-cell table:style-name="ce2"/>
          <table:table-cell office:value-type="float" office:value="252050916.20999998" table:formula="of:=287607466.21-35556550" table:style-name="ce29">
            <text:p><text:s/>252,050,916.21<text:s/></text:p>
          </table:table-cell>
          <table:table-cell table:style-name="ce20"/>
          <table:table-cell office:value-type="float" office:value="-235638616.20999998" table:formula="of:=[.H22]-[.J22]" table:style-name="ce28">
            <text:p><text:s/>(235,638,616.21)</text:p>
          </table:table-cell>
          <table:table-cell table:style-name="ce2"/>
          <table:table-cell office:value-type="float" office:value="250137789.50999999" table:formula="of:=286023118.94-35885329.43" table:style-name="ce27">
            <text:p><text:s/>250,137,789.51<text:s/></text:p>
          </table:table-cell>
          <table:table-cell table:style-name="ce20"/>
          <table:table-cell office:value-type="float" office:value="1913126.6999999881" table:formula="of:=[.J22]-[.N22]" table:style-name="ce25">
            <text:p><text:s/>1,913,126.70<text:s/>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37"/>
          <table:table-cell office:value-type="string" table:style-name="ce4">
            <text:p>Total Non-Tax Revenue</text:p>
          </table:table-cell>
          <table:table-cell table:style-name="ce4"/>
          <table:table-cell table:style-name="ce38"/>
          <table:table-cell table:style-name="ce43"/>
          <table:table-cell table:style-name="ce30"/>
          <table:table-cell office:value-type="float" office:value="386972300" table:formula="of:=SUM([.H20:.H22])" table:style-name="ce31">
            <text:p><text:s/>386,972,300.00<text:s/></text:p>
          </table:table-cell>
          <table:table-cell table:style-name="ce32"/>
          <table:table-cell office:value-type="float" office:value="622610916.21000004" table:formula="of:=SUM([.J20:.J22])" table:style-name="ce31">
            <text:p><text:s/>622,610,916.21<text:s/></text:p>
          </table:table-cell>
          <table:table-cell table:style-name="ce34"/>
          <table:table-cell office:value-type="float" office:value="-235638616.20999998" table:formula="of:=SUM([.L20:.L22])" table:style-name="ce31">
            <text:p><text:s/>(235,638,616.21)</text:p>
          </table:table-cell>
          <table:table-cell table:style-name="ce32"/>
          <table:table-cell office:value-type="float" office:value="667435947.24000001" table:formula="of:=SUM([.N20:.N22])" table:style-name="ce31">
            <text:p><text:s/>667,435,947.24<text:s/></text:p>
          </table:table-cell>
          <table:table-cell table:style-name="ce34"/>
          <table:table-cell office:value-type="float" office:value="-44825031.030000016" table:formula="of:=SUM([.P20:.P22])" table:style-name="ce35">
            <text:p><text:s/>(44,825,031.03)</text:p>
          </table:table-cell>
          <table:table-cell table:number-columns-repeated="16368" table:style-name="ce39"/>
        </table:table-row>
        <table:table-row table:style-name="ro1">
          <table:table-cell table:style-name="ce22"/>
          <table:table-cell office:value-type="string" table:style-name="ce2">
            <text:p>B. <text:s/>External Sources</text:p>
          </table:table-cell>
          <table:table-cell table:style-name="ce26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22"/>
          <table:table-cell table:style-name="ce26"/>
          <table:table-cell office:value-type="string" table:style-name="ce2">
            <text:p>1.  Share from the National Internal Revenue Taxes (IRA)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1444672697" table:style-name="ce27">
            <text:p><text:s/>1,444,672,697.00<text:s/></text:p>
          </table:table-cell>
          <table:table-cell table:style-name="ce2"/>
          <table:table-cell office:value-type="float" office:value="1444848108" table:style-name="ce27">
            <text:p><text:s/>1,444,848,108.00<text:s/></text:p>
          </table:table-cell>
          <table:table-cell table:style-name="ce20"/>
          <table:table-cell office:value-type="float" office:value="-175411" table:formula="of:=[.H25]-[.J25]" table:style-name="ce28">
            <text:p><text:s/>(175,411.00)</text:p>
          </table:table-cell>
          <table:table-cell table:style-name="ce2"/>
          <table:table-cell office:value-type="float" office:value="1444848106" table:style-name="ce27">
            <text:p><text:s/>1,444,848,106.00<text:s/></text:p>
          </table:table-cell>
          <table:table-cell table:style-name="ce20"/>
          <table:table-cell office:value-type="float" office:value="2" table:formula="of:=[.J25]-[.N25]" table:style-name="ce25">
            <text:p><text:s/>2.00<text:s/></text:p>
          </table:table-cell>
          <table:table-cell table:number-columns-repeated="16368"/>
        </table:table-row>
        <table:table-row table:style-name="ro1">
          <table:table-cell table:style-name="ce22"/>
          <table:table-cell table:style-name="ce26"/>
          <table:table-cell office:value-type="string" table:style-name="ce2">
            <text:p>2.  Share from GOCCs/PAGCOR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200000" table:style-name="ce27">
            <text:p><text:s/>200,000.00<text:s/></text:p>
          </table:table-cell>
          <table:table-cell table:style-name="ce2"/>
          <table:table-cell office:value-type="float" office:value="200000" table:style-name="ce27">
            <text:p><text:s/>200,000.00<text:s/></text:p>
          </table:table-cell>
          <table:table-cell table:style-name="ce20"/>
          <table:table-cell office:value-type="float" office:value="0" table:formula="of:=[.H26]-[.J26]" table:style-name="ce27">
            <text:p><text:s/>-<text:s text:c="3"/></text:p>
          </table:table-cell>
          <table:table-cell table:style-name="ce20"/>
          <table:table-cell office:value-type="float" office:value="471933.5" table:style-name="ce27">
            <text:p><text:s/>471,933.50<text:s/></text:p>
          </table:table-cell>
          <table:table-cell table:style-name="ce20"/>
          <table:table-cell office:value-type="float" office:value="-271933.5" table:formula="of:=[.J26]-[.N26]" table:style-name="ce25">
            <text:p><text:s/>(271,933.50)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37"/>
          <table:table-cell office:value-type="string" table:style-name="ce4">
            <text:p>3.  Other Shares from National Tax Collections</text:p>
          </table:table-cell>
          <table:table-cell table:style-name="ce4"/>
          <table:table-cell table:style-name="ce38"/>
          <table:table-cell table:style-name="ce43"/>
          <table:table-cell table:style-name="ce40"/>
          <table:table-cell office:value-type="float" office:value="0" table:formula="of:=SUM([.H28:.H31])" table:style-name="ce41">
            <text:p><text:s/>-<text:s text:c="3"/></text:p>
          </table:table-cell>
          <table:table-cell table:style-name="ce41"/>
          <table:table-cell office:value-type="float" office:value="0" table:formula="of:=SUM([.J28:.J31])" table:style-name="ce41">
            <text:p><text:s/>-<text:s text:c="3"/></text:p>
          </table:table-cell>
          <table:table-cell table:style-name="ce42"/>
          <table:table-cell office:value-type="float" office:value="0" table:formula="of:=SUM([.L28:.L31])" table:style-name="ce41">
            <text:p><text:s/>-<text:s text:c="3"/></text:p>
          </table:table-cell>
          <table:table-cell table:style-name="ce42"/>
          <table:table-cell office:value-type="float" office:value="0" table:formula="of:=SUM([.N28:.N31])" table:style-name="ce41">
            <text:p><text:s/>-<text:s text:c="3"/></text:p>
          </table:table-cell>
          <table:table-cell table:style-name="ce42"/>
          <table:table-cell office:value-type="float" office:value="0" table:formula="of:=[.J27]-[.N27]" table:style-name="ce25">
            <text:p><text:s/>-<text:s text:c="3"/></text:p>
          </table:table-cell>
          <table:table-cell table:number-columns-repeated="16368" table:style-name="ce5"/>
        </table:table-row>
        <table:table-row table:style-name="ro1">
          <table:table-cell table:style-name="ce43"/>
          <table:table-cell table:number-columns-repeated="2" table:style-name="ce4"/>
          <table:table-cell office:value-type="string" table:style-name="ce4">
            <text:p>a.  Share from Ecozone</text:p>
          </table:table-cell>
          <table:table-cell table:style-name="ce38"/>
          <table:table-cell table:number-columns-repeated="2" table:style-name="ce43"/>
          <table:table-cell table:style-name="ce44"/>
          <table:table-cell table:style-name="ce4"/>
          <table:table-cell table:style-name="ce44"/>
          <table:table-cell table:style-name="ce45"/>
          <table:table-cell office:value-type="float" office:value="0" table:formula="of:=[.H28]-[.J28]" table:style-name="ce44">
            <text:p><text:s/>-<text:s text:c="3"/></text:p>
          </table:table-cell>
          <table:table-cell table:style-name="ce45"/>
          <table:table-cell table:style-name="ce44"/>
          <table:table-cell table:style-name="ce45"/>
          <table:table-cell office:value-type="float" office:value="0" table:formula="of:=[.J28]-[.N28]" table:style-name="ce25">
            <text:p><text:s/>-<text:s text:c="3"/></text:p>
          </table:table-cell>
          <table:table-cell table:number-columns-repeated="16368" table:style-name="ce5"/>
        </table:table-row>
        <table:table-row table:style-name="ro1">
          <table:table-cell table:style-name="ce43"/>
          <table:table-cell table:number-columns-repeated="2" table:style-name="ce4"/>
          <table:table-cell office:value-type="string" table:style-name="ce4">
            <text:p>b. <text:s/>Share from EVAT</text:p>
          </table:table-cell>
          <table:table-cell table:style-name="ce38"/>
          <table:table-cell table:number-columns-repeated="2" table:style-name="ce43"/>
          <table:table-cell table:style-name="ce44"/>
          <table:table-cell table:style-name="ce4"/>
          <table:table-cell table:style-name="ce44"/>
          <table:table-cell table:style-name="ce45"/>
          <table:table-cell office:value-type="float" office:value="0" table:formula="of:=[.H29]-[.J29]" table:style-name="ce44">
            <text:p><text:s/>-<text:s text:c="3"/></text:p>
          </table:table-cell>
          <table:table-cell table:style-name="ce45"/>
          <table:table-cell table:style-name="ce44"/>
          <table:table-cell table:style-name="ce45"/>
          <table:table-cell office:value-type="float" office:value="0" table:formula="of:=[.J29]-[.N29]" table:style-name="ce25">
            <text:p><text:s/>-<text:s text:c="3"/></text:p>
          </table:table-cell>
          <table:table-cell table:number-columns-repeated="16368" table:style-name="ce5"/>
        </table:table-row>
        <table:table-row table:style-name="ro1">
          <table:table-cell table:style-name="ce43"/>
          <table:table-cell table:number-columns-repeated="2" table:style-name="ce4"/>
          <table:table-cell office:value-type="string" table:style-name="ce4">
            <text:p>c.  Share from National Wealth</text:p>
          </table:table-cell>
          <table:table-cell table:style-name="ce38"/>
          <table:table-cell table:number-columns-repeated="2" table:style-name="ce43"/>
          <table:table-cell table:style-name="ce44"/>
          <table:table-cell table:style-name="ce4"/>
          <table:table-cell table:style-name="ce44"/>
          <table:table-cell table:style-name="ce45"/>
          <table:table-cell office:value-type="float" office:value="0" table:formula="of:=[.H30]-[.J30]" table:style-name="ce44">
            <text:p><text:s/>-<text:s text:c="3"/></text:p>
          </table:table-cell>
          <table:table-cell table:style-name="ce45"/>
          <table:table-cell table:style-name="ce44"/>
          <table:table-cell table:style-name="ce45"/>
          <table:table-cell office:value-type="float" office:value="0" table:formula="of:=[.J30]-[.N30]" table:style-name="ce25">
            <text:p><text:s/>-<text:s text:c="3"/></text:p>
          </table:table-cell>
          <table:table-cell table:number-columns-repeated="16368" table:style-name="ce5"/>
        </table:table-row>
        <table:table-row table:style-name="ro1">
          <table:table-cell table:style-name="ce43"/>
          <table:table-cell table:number-columns-repeated="2" table:style-name="ce4"/>
          <table:table-cell office:value-type="string" table:style-name="ce4">
            <text:p>d. Share from Tobacco Excise Tax</text:p>
          </table:table-cell>
          <table:table-cell table:style-name="ce38"/>
          <table:table-cell table:number-columns-repeated="2" table:style-name="ce43"/>
          <table:table-cell table:style-name="ce44"/>
          <table:table-cell table:style-name="ce4"/>
          <table:table-cell table:style-name="ce44"/>
          <table:table-cell table:style-name="ce45"/>
          <table:table-cell office:value-type="float" office:value="0" table:formula="of:=[.H31]-[.J31]" table:style-name="ce44">
            <text:p><text:s/>-<text:s text:c="3"/></text:p>
          </table:table-cell>
          <table:table-cell table:style-name="ce45"/>
          <table:table-cell table:style-name="ce44"/>
          <table:table-cell table:style-name="ce45"/>
          <table:table-cell office:value-type="float" office:value="0" table:formula="of:=[.J31]-[.N31]" table:style-name="ce25">
            <text:p><text:s/>-<text:s text:c="3"/></text:p>
          </table:table-cell>
          <table:table-cell table:number-columns-repeated="16368" table:style-name="ce5"/>
        </table:table-row>
        <table:table-row table:style-name="ro1">
          <table:table-cell table:style-name="ce43"/>
          <table:table-cell table:style-name="ce4"/>
          <table:table-cell office:value-type="string" table:style-name="ce4">
            <text:p>4.  Other Receipts</text:p>
          </table:table-cell>
          <table:table-cell table:style-name="ce4"/>
          <table:table-cell table:style-name="ce38"/>
          <table:table-cell table:style-name="ce43"/>
          <table:table-cell table:style-name="ce40"/>
          <table:table-cell office:value-type="float" office:value="0" table:formula="of:=SUM([.H33:.H34])" table:style-name="ce41">
            <text:p><text:s/>-<text:s text:c="3"/></text:p>
          </table:table-cell>
          <table:table-cell table:style-name="ce41"/>
          <table:table-cell office:value-type="float" office:value="0" table:formula="of:=SUM([.J33:.J34])" table:style-name="ce41">
            <text:p><text:s/>-<text:s text:c="3"/></text:p>
          </table:table-cell>
          <table:table-cell table:style-name="ce42"/>
          <table:table-cell office:value-type="float" office:value="0" table:formula="of:=SUM([.L33:.L34])" table:style-name="ce41">
            <text:p><text:s/>-<text:s text:c="3"/></text:p>
          </table:table-cell>
          <table:table-cell table:style-name="ce42"/>
          <table:table-cell office:value-type="float" office:value="15811687.300000001" table:formula="of:=SUM([.N33:.N34])" table:style-name="ce41">
            <text:p><text:s/>15,811,687.30<text:s/></text:p>
          </table:table-cell>
          <table:table-cell table:style-name="ce42"/>
          <table:table-cell office:value-type="float" office:value="-15811687.300000001" table:formula="of:=[.J32]-[.N32]" table:style-name="ce25">
            <text:p><text:s/>(15,811,687.30)</text:p>
          </table:table-cell>
          <table:table-cell table:number-columns-repeated="16368" table:style-name="ce5"/>
        </table:table-row>
        <table:table-row table:style-name="ro1">
          <table:table-cell table:style-name="ce43"/>
          <table:table-cell table:number-columns-repeated="2" table:style-name="ce4"/>
          <table:table-cell office:value-type="string" table:style-name="ce4">
            <text:p>a.  Grants and Donations</text:p>
          </table:table-cell>
          <table:table-cell table:style-name="ce38"/>
          <table:table-cell table:number-columns-repeated="2" table:style-name="ce43"/>
          <table:table-cell table:style-name="ce44"/>
          <table:table-cell table:style-name="ce4"/>
          <table:table-cell table:style-name="ce44"/>
          <table:table-cell table:style-name="ce45"/>
          <table:table-cell office:value-type="float" office:value="0" table:formula="of:=[.H33]-[.J33]" table:style-name="ce44">
            <text:p><text:s/>-<text:s text:c="3"/></text:p>
          </table:table-cell>
          <table:table-cell table:style-name="ce45"/>
          <table:table-cell office:value-type="float" office:value="15811687.300000001" table:style-name="ce44">
            <text:p><text:s/>15,811,687.30<text:s/></text:p>
          </table:table-cell>
          <table:table-cell table:style-name="ce45"/>
          <table:table-cell office:value-type="float" office:value="-15811687.300000001" table:formula="of:=[.J33]-[.N33]" table:style-name="ce25">
            <text:p><text:s/>(15,811,687.30)</text:p>
          </table:table-cell>
          <table:table-cell table:number-columns-repeated="16368" table:style-name="ce5"/>
        </table:table-row>
        <table:table-row table:style-name="ro1">
          <table:table-cell table:style-name="ce43"/>
          <table:table-cell table:number-columns-repeated="2" table:style-name="ce4"/>
          <table:table-cell office:value-type="string" table:style-name="ce4">
            <text:p>b.  Other Subsidy Income</text:p>
          </table:table-cell>
          <table:table-cell table:style-name="ce38"/>
          <table:table-cell table:number-columns-repeated="2" table:style-name="ce43"/>
          <table:table-cell table:style-name="ce44"/>
          <table:table-cell table:style-name="ce4"/>
          <table:table-cell table:style-name="ce44"/>
          <table:table-cell table:style-name="ce45"/>
          <table:table-cell office:value-type="float" office:value="0" table:formula="of:=[.H34]-[.J34]" table:style-name="ce44">
            <text:p><text:s/>-<text:s text:c="3"/></text:p>
          </table:table-cell>
          <table:table-cell table:style-name="ce45"/>
          <table:table-cell table:style-name="ce44"/>
          <table:table-cell table:style-name="ce45"/>
          <table:table-cell office:value-type="float" office:value="0" table:formula="of:=[.J34]-[.N34]" table:style-name="ce25">
            <text:p><text:s/>-<text:s text:c="3"/></text:p>
          </table:table-cell>
          <table:table-cell table:number-columns-repeated="16368" table:style-name="ce5"/>
        </table:table-row>
        <table:table-row table:style-name="ro1">
          <table:table-cell table:style-name="ce43"/>
          <table:table-cell table:style-name="ce4"/>
          <table:table-cell office:value-type="string" table:style-name="ce4">
            <text:p>5.  Inter-local Transfer</text:p>
          </table:table-cell>
          <table:table-cell table:style-name="ce4"/>
          <table:table-cell table:style-name="ce38"/>
          <table:table-cell table:number-columns-repeated="2" table:style-name="ce43"/>
          <table:table-cell table:style-name="ce44"/>
          <table:table-cell table:style-name="ce4"/>
          <table:table-cell table:style-name="ce44"/>
          <table:table-cell table:style-name="ce45"/>
          <table:table-cell office:value-type="float" office:value="0" table:formula="of:=[.H35]-[.J35]" table:style-name="ce44">
            <text:p><text:s/>-<text:s text:c="3"/></text:p>
          </table:table-cell>
          <table:table-cell table:style-name="ce45"/>
          <table:table-cell table:style-name="ce44"/>
          <table:table-cell table:style-name="ce45"/>
          <table:table-cell office:value-type="float" office:value="0" table:formula="of:=[.J35]-[.N35]" table:style-name="ce25">
            <text:p><text:s/>-<text:s text:c="3"/></text:p>
          </table:table-cell>
          <table:table-cell table:number-columns-repeated="16368" table:style-name="ce5"/>
        </table:table-row>
        <table:table-row table:style-name="ro1">
          <table:table-cell table:style-name="ce43"/>
          <table:table-cell table:style-name="ce4"/>
          <table:table-cell office:value-type="string" table:style-name="ce4">
            <text:p>6.  Capital /Investment Receipts</text:p>
          </table:table-cell>
          <table:table-cell table:style-name="ce4"/>
          <table:table-cell table:style-name="ce38"/>
          <table:table-cell table:style-name="ce43"/>
          <table:table-cell table:style-name="ce40"/>
          <table:table-cell office:value-type="float" office:value="0" table:formula="of:=SUM([.H37:.H39])" table:style-name="ce41">
            <text:p><text:s/>-<text:s text:c="3"/></text:p>
          </table:table-cell>
          <table:table-cell table:style-name="ce41"/>
          <table:table-cell office:value-type="float" office:value="0" table:formula="of:=SUM([.J37:.J39])" table:style-name="ce41">
            <text:p><text:s/>-<text:s text:c="3"/></text:p>
          </table:table-cell>
          <table:table-cell table:style-name="ce42"/>
          <table:table-cell office:value-type="float" office:value="0" table:formula="of:=SUM([.L37:.L39])" table:style-name="ce41">
            <text:p><text:s/>-<text:s text:c="3"/></text:p>
          </table:table-cell>
          <table:table-cell table:style-name="ce42"/>
          <table:table-cell office:value-type="float" office:value="376745.68" table:formula="of:=SUM([.N37:.N39])" table:style-name="ce41">
            <text:p><text:s/>376,745.68<text:s/></text:p>
          </table:table-cell>
          <table:table-cell table:style-name="ce42"/>
          <table:table-cell office:value-type="float" office:value="-376745.68" table:formula="of:=[.J36]-[.N36]" table:style-name="ce25">
            <text:p><text:s/>(376,745.68)</text:p>
          </table:table-cell>
          <table:table-cell table:number-columns-repeated="16368" table:style-name="ce5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a.  Sale of Capital Assets</text:p>
          </table:table-cell>
          <table:table-cell table:style-name="ce18"/>
          <table:table-cell table:number-columns-repeated="2" table:style-name="ce17"/>
          <table:table-cell table:style-name="ce27"/>
          <table:table-cell table:style-name="ce2"/>
          <table:table-cell table:style-name="ce27"/>
          <table:table-cell table:style-name="ce20"/>
          <table:table-cell office:value-type="float" office:value="0" table:formula="of:=[.H37]-[.J37]" table:style-name="ce27">
            <text:p><text:s/>-<text:s text:c="3"/></text:p>
          </table:table-cell>
          <table:table-cell table:style-name="ce20"/>
          <table:table-cell office:value-type="float" office:value="376745.68" table:style-name="ce27">
            <text:p><text:s/>376,745.68<text:s/></text:p>
          </table:table-cell>
          <table:table-cell table:style-name="ce20"/>
          <table:table-cell office:value-type="float" office:value="-376745.68" table:formula="of:=[.J37]-[.N37]" table:style-name="ce25">
            <text:p><text:s/>(376,745.68)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b.  Sale of Investments</text:p>
          </table:table-cell>
          <table:table-cell table:style-name="ce18"/>
          <table:table-cell table:number-columns-repeated="2" table:style-name="ce17"/>
          <table:table-cell table:style-name="ce27"/>
          <table:table-cell table:style-name="ce2"/>
          <table:table-cell table:style-name="ce27"/>
          <table:table-cell table:style-name="ce20"/>
          <table:table-cell office:value-type="float" office:value="0" table:formula="of:=[.H38]-[.J38]" table:style-name="ce27">
            <text:p><text:s/>-<text:s text:c="3"/></text:p>
          </table:table-cell>
          <table:table-cell table:style-name="ce20"/>
          <table:table-cell table:style-name="ce27"/>
          <table:table-cell table:style-name="ce20"/>
          <table:table-cell office:value-type="float" office:value="0" table:formula="of:=[.J38]-[.N38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c. <text:s/>Proceeds from Collections of Loan Receivable</text:p>
          </table:table-cell>
          <table:table-cell table:style-name="ce18"/>
          <table:table-cell table:number-columns-repeated="2" table:style-name="ce17"/>
          <table:table-cell table:style-name="ce27"/>
          <table:table-cell table:style-name="ce2"/>
          <table:table-cell table:style-name="ce27"/>
          <table:table-cell table:style-name="ce20"/>
          <table:table-cell office:value-type="float" office:value="0" table:formula="of:=[.H39]-[.J39]" table:style-name="ce27">
            <text:p><text:s/>-<text:s text:c="3"/></text:p>
          </table:table-cell>
          <table:table-cell table:style-name="ce20"/>
          <table:table-cell table:style-name="ce27"/>
          <table:table-cell table:style-name="ce20"/>
          <table:table-cell office:value-type="float" office:value="0" table:formula="of:=[.J39]-[.N39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">
            <text:p>C. Receipts from Borrowings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style-name="ce27"/>
          <table:table-cell table:style-name="ce2"/>
          <table:table-cell table:style-name="ce28"/>
          <table:table-cell table:style-name="ce20"/>
          <table:table-cell office:value-type="float" office:value="0" table:formula="of:=[.H40]-[.J40]" table:style-name="ce27">
            <text:p><text:s/>-<text:s text:c="3"/></text:p>
          </table:table-cell>
          <table:table-cell table:style-name="ce20"/>
          <table:table-cell table:style-name="ce27"/>
          <table:table-cell table:style-name="ce20"/>
          <table:table-cell office:value-type="float" office:value="0" table:formula="of:=[.J40]-[.N40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office:value-type="string" table:style-name="ce36">
            <text:p>Total Revenue and Receipts</text:p>
          </table:table-cell>
          <table:table-cell table:number-columns-repeated="3" table:style-name="ce4"/>
          <table:table-cell table:style-name="ce38"/>
          <table:table-cell table:style-name="ce43"/>
          <table:table-cell table:style-name="ce30"/>
          <table:table-cell office:value-type="float" office:value="1903904997" table:formula="of:=[.H18]+[.H23]+[.H25]+[.H26]+[.H27]+[.H32]+[.H35]+[.H36]+[.H40]" table:style-name="ce31">
            <text:p><text:s/>1,903,904,997.00<text:s/></text:p>
          </table:table-cell>
          <table:table-cell table:style-name="ce32"/>
          <table:table-cell office:value-type="float" office:value="2139719024.21" table:formula="of:=[.J18]+[.J23]+[.J25]+[.J26]+[.J27]+[.J32]+[.J35]+[.J36]+[.J40]" table:style-name="ce33">
            <text:p><text:s/>2,139,719,024.21<text:s/></text:p>
          </table:table-cell>
          <table:table-cell table:style-name="ce34"/>
          <table:table-cell office:value-type="float" office:value="-235814027.20999998" table:formula="of:=[.L18]+[.L23]+[.L25]+[.L26]+[.L27]+[.L32]+[.L35]+[.L36]+[.L40]" table:style-name="ce33">
            <text:p><text:s/>(235,814,027.21)</text:p>
          </table:table-cell>
          <table:table-cell table:style-name="ce32"/>
          <table:table-cell office:value-type="float" office:value="2186265443.9100003" table:formula="of:=[.N18]+[.N23]+[.N25]+[.N26]+[.N27]+[.N32]+[.N35]+[.N36]+[.N40]" table:style-name="ce31">
            <text:p><text:s/>2,186,265,443.91<text:s/></text:p>
          </table:table-cell>
          <table:table-cell table:style-name="ce34"/>
          <table:table-cell office:value-type="float" office:value="-46546419.700000018" table:formula="of:=[.P18]+[.P23]+[.P25]+[.P26]+[.P27]+[.P32]+[.P35]+[.P36]+[.P40]" table:style-name="ce35">
            <text:p><text:s/>(46,546,419.70)</text:p>
          </table:table-cell>
          <table:table-cell table:number-columns-repeated="16368" table:style-name="ce5"/>
        </table:table-row>
        <table:table-row table:style-name="ro1">
          <table:table-cell office:value-type="string" table:style-name="ce22">
            <text:p>Expenditures<text:s/></text:p>
          </table:table-cell>
          <table:table-cell table:number-columns-repeated="3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office:value-type="string" table:style-name="ce22">
            <text:p>Current Aprropriations</text:p>
          </table:table-cell>
          <table:table-cell table:number-columns-repeated="3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General Public Services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Personnel Servic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251895585" table:style-name="ce27">
            <text:p><text:s/>251,895,585.00<text:s/></text:p>
          </table:table-cell>
          <table:table-cell table:style-name="ce27"/>
          <table:table-cell office:value-type="float" office:value="263306138" table:style-name="ce28">
            <text:p><text:s/>263,306,138.00<text:s/></text:p>
          </table:table-cell>
          <table:table-cell table:style-name="ce20"/>
          <table:table-cell office:value-type="float" office:value="-11410553" table:formula="of:=[.H45]-[.J45]" table:style-name="ce28">
            <text:p><text:s/>(11,410,553.00)</text:p>
          </table:table-cell>
          <table:table-cell table:style-name="ce2"/>
          <table:table-cell office:value-type="float" office:value="243006487.88999999" table:style-name="ce46">
            <text:p><text:s/>243,006,487.89<text:s/></text:p>
          </table:table-cell>
          <table:table-cell table:style-name="ce20"/>
          <table:table-cell office:value-type="float" office:value="20299650.110000014" table:formula="of:=[.J45]-[.N45]" table:style-name="ce25">
            <text:p><text:s/>20,299,650.11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Maintenance and Other Operating Expens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371091342" table:style-name="ce27">
            <text:p><text:s/>371,091,342.00<text:s/></text:p>
          </table:table-cell>
          <table:table-cell table:style-name="ce27"/>
          <table:table-cell office:value-type="float" office:value="418004397.69999999" table:style-name="ce28">
            <text:p><text:s/>418,004,397.70<text:s/></text:p>
          </table:table-cell>
          <table:table-cell table:style-name="ce20"/>
          <table:table-cell office:value-type="float" office:value="-46913055.699999988" table:formula="of:=[.H46]-[.J46]" table:style-name="ce28">
            <text:p><text:s/>(46,913,055.70)</text:p>
          </table:table-cell>
          <table:table-cell table:style-name="ce2"/>
          <table:table-cell office:value-type="float" office:value="385886484.25999999" table:style-name="ce27">
            <text:p><text:s/>385,886,484.26<text:s/></text:p>
          </table:table-cell>
          <table:table-cell table:style-name="ce20"/>
          <table:table-cell office:value-type="float" office:value="32117913.439999998" table:formula="of:=[.J46]-[.N46]" table:style-name="ce25">
            <text:p><text:s/>32,117,913.44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47423900" table:style-name="ce27">
            <text:p><text:s/>47,423,900.00<text:s/></text:p>
          </table:table-cell>
          <table:table-cell table:style-name="ce27"/>
          <table:table-cell office:value-type="float" office:value="318244995" table:style-name="ce28">
            <text:p><text:s/>318,244,995.00<text:s/></text:p>
          </table:table-cell>
          <table:table-cell table:style-name="ce20"/>
          <table:table-cell office:value-type="float" office:value="-270821095" table:formula="of:=[.H47]-[.J47]" table:style-name="ce28">
            <text:p><text:s/>(270,821,095.00)</text:p>
          </table:table-cell>
          <table:table-cell table:style-name="ce2"/>
          <table:table-cell office:value-type="float" office:value="113672990.87" table:style-name="ce27">
            <text:p><text:s/>113,672,990.87<text:s/></text:p>
          </table:table-cell>
          <table:table-cell table:style-name="ce20"/>
          <table:table-cell office:value-type="float" office:value="204572004.13" table:formula="of:=[.J47]-[.N47]" table:style-name="ce25">
            <text:p><text:s/>204,572,004.13<text:s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Education</text:p>
          </table:table-cell>
          <table:table-cell table:style-name="ce26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Personnel Services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49]-[.J49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49]-[.N49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Maintenance and Other Operating Expenses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50]-[.J50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50]-[.N50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51]-[.J51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51]-[.N51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Health, Nutrition and Population Control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Personnel Servic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125983886" table:style-name="ce27">
            <text:p><text:s/>125,983,886.00<text:s/></text:p>
          </table:table-cell>
          <table:table-cell table:style-name="ce27"/>
          <table:table-cell office:value-type="float" office:value="121936979" table:style-name="ce28">
            <text:p><text:s/>121,936,979.00<text:s/></text:p>
          </table:table-cell>
          <table:table-cell table:style-name="ce20"/>
          <table:table-cell office:value-type="float" office:value="4046907" table:formula="of:=[.H53]-[.J53]" table:style-name="ce28">
            <text:p><text:s/>4,046,907.00<text:s/></text:p>
          </table:table-cell>
          <table:table-cell table:style-name="ce2"/>
          <table:table-cell office:value-type="float" office:value="116030327.66" table:style-name="ce46">
            <text:p><text:s/>116,030,327.66<text:s/></text:p>
          </table:table-cell>
          <table:table-cell table:style-name="ce20"/>
          <table:table-cell office:value-type="float" office:value="5906651.3400000036" table:formula="of:=[.J53]-[.N53]" table:style-name="ce25">
            <text:p><text:s/>5,906,651.34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Maintenance and Other Operating Expens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360671412" table:style-name="ce27">
            <text:p><text:s/>360,671,412.00<text:s/></text:p>
          </table:table-cell>
          <table:table-cell table:style-name="ce27"/>
          <table:table-cell office:value-type="float" office:value="407491058" table:style-name="ce28">
            <text:p><text:s/>407,491,058.00<text:s/></text:p>
          </table:table-cell>
          <table:table-cell table:style-name="ce20"/>
          <table:table-cell office:value-type="float" office:value="-46819646" table:formula="of:=[.H54]-[.J54]" table:style-name="ce28">
            <text:p><text:s/>(46,819,646.00)</text:p>
          </table:table-cell>
          <table:table-cell table:style-name="ce2"/>
          <table:table-cell office:value-type="float" office:value="347663127.11000001" table:style-name="ce27">
            <text:p><text:s/>347,663,127.11<text:s/></text:p>
          </table:table-cell>
          <table:table-cell table:style-name="ce20"/>
          <table:table-cell office:value-type="float" office:value="59827930.889999986" table:formula="of:=[.J54]-[.N54]" table:style-name="ce25">
            <text:p><text:s/>59,827,930.89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225000" table:style-name="ce27">
            <text:p><text:s/>225,000.00<text:s/></text:p>
          </table:table-cell>
          <table:table-cell table:style-name="ce27"/>
          <table:table-cell office:value-type="float" office:value="22500884" table:style-name="ce28">
            <text:p><text:s/>22,500,884.00<text:s/></text:p>
          </table:table-cell>
          <table:table-cell table:style-name="ce20"/>
          <table:table-cell office:value-type="float" office:value="-22275884" table:formula="of:=[.H55]-[.J55]" table:style-name="ce28">
            <text:p><text:s/>(22,275,884.00)</text:p>
          </table:table-cell>
          <table:table-cell table:style-name="ce2"/>
          <table:table-cell office:value-type="float" office:value="18064207.940000001" table:style-name="ce27">
            <text:p><text:s/>18,064,207.94<text:s/></text:p>
          </table:table-cell>
          <table:table-cell table:style-name="ce20"/>
          <table:table-cell office:value-type="float" office:value="4436676.0599999987" table:formula="of:=[.J55]-[.N55]" table:style-name="ce25">
            <text:p><text:s/>4,436,676.06<text:s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Labor and Employment</text:p>
          </table:table-cell>
          <table:table-cell table:style-name="ce26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Personnel Services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57]-[.J57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57]-[.N57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Maintenance and Other Operating Expenses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58]-[.J58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58]-[.N58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59]-[.J59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59]-[.N59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Housing and Community Development</text:p>
          </table:table-cell>
          <table:table-cell table:style-name="ce26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Personnel Services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61]-[.J61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61]-[.N61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Maintenance and Other Operating Expenses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62]-[.J62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62]-[.N62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63]-[.J63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63]-[.N63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Social Services and Social Welfare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Personnel Servic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25641912" table:style-name="ce27">
            <text:p><text:s/>25,641,912.00<text:s/></text:p>
          </table:table-cell>
          <table:table-cell table:style-name="ce27"/>
          <table:table-cell office:value-type="float" office:value="24464055" table:style-name="ce28">
            <text:p><text:s/>24,464,055.00<text:s/></text:p>
          </table:table-cell>
          <table:table-cell table:style-name="ce20"/>
          <table:table-cell office:value-type="float" office:value="1177857" table:formula="of:=[.H65]-[.J65]" table:style-name="ce28">
            <text:p><text:s/>1,177,857.00<text:s/></text:p>
          </table:table-cell>
          <table:table-cell table:style-name="ce2"/>
          <table:table-cell office:value-type="float" office:value="19510363.239999998" table:style-name="ce46">
            <text:p><text:s/>19,510,363.24<text:s/></text:p>
          </table:table-cell>
          <table:table-cell table:style-name="ce20"/>
          <table:table-cell office:value-type="float" office:value="4953691.7600000016" table:formula="of:=[.J65]-[.N65]" table:style-name="ce25">
            <text:p><text:s/>4,953,691.76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Maintenance and Other Operating Expens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30255163" table:style-name="ce27">
            <text:p><text:s/>30,255,163.00<text:s/></text:p>
          </table:table-cell>
          <table:table-cell table:style-name="ce27"/>
          <table:table-cell office:value-type="float" office:value="37019670" table:style-name="ce28">
            <text:p><text:s/>37,019,670.00<text:s/></text:p>
          </table:table-cell>
          <table:table-cell table:style-name="ce20"/>
          <table:table-cell office:value-type="float" office:value="-6764507" table:formula="of:=[.H66]-[.J66]" table:style-name="ce28">
            <text:p><text:s/>(6,764,507.00)</text:p>
          </table:table-cell>
          <table:table-cell table:style-name="ce2"/>
          <table:table-cell office:value-type="float" office:value="34616466.579999998" table:style-name="ce27">
            <text:p><text:s/>34,616,466.58<text:s/></text:p>
          </table:table-cell>
          <table:table-cell table:style-name="ce20"/>
          <table:table-cell office:value-type="float" office:value="2403203.4200000018" table:formula="of:=[.J66]-[.N66]" table:style-name="ce25">
            <text:p><text:s/>2,403,203.42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55000" table:style-name="ce27">
            <text:p><text:s/>55,000.00<text:s/></text:p>
          </table:table-cell>
          <table:table-cell table:style-name="ce27"/>
          <table:table-cell office:value-type="float" office:value="360000" table:style-name="ce28">
            <text:p><text:s/>360,000.00<text:s/></text:p>
          </table:table-cell>
          <table:table-cell table:style-name="ce20"/>
          <table:table-cell office:value-type="float" office:value="-305000" table:formula="of:=[.H67]-[.J67]" table:style-name="ce28">
            <text:p><text:s/>(305,000.00)</text:p>
          </table:table-cell>
          <table:table-cell table:style-name="ce2"/>
          <table:table-cell office:value-type="float" office:value="284590" table:style-name="ce27">
            <text:p><text:s/>284,590.00<text:s/></text:p>
          </table:table-cell>
          <table:table-cell table:style-name="ce20"/>
          <table:table-cell office:value-type="float" office:value="75410" table:formula="of:=[.J67]-[.N67]" table:style-name="ce25">
            <text:p><text:s/>75,410.00<text:s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Economic Services</text:p>
          </table:table-cell>
          <table:table-cell table:style-name="ce26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Personnel Servic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93248536" table:style-name="ce27">
            <text:p><text:s/>93,248,536.00<text:s/></text:p>
          </table:table-cell>
          <table:table-cell table:style-name="ce27"/>
          <table:table-cell office:value-type="float" office:value="87292015" table:style-name="ce28">
            <text:p><text:s/>87,292,015.00<text:s/></text:p>
          </table:table-cell>
          <table:table-cell table:style-name="ce20"/>
          <table:table-cell office:value-type="float" office:value="5956521" table:formula="of:=[.H69]-[.J69]" table:style-name="ce28">
            <text:p><text:s/>5,956,521.00<text:s/></text:p>
          </table:table-cell>
          <table:table-cell table:style-name="ce2"/>
          <table:table-cell office:value-type="float" office:value="79147902.859999999" table:style-name="ce46">
            <text:p><text:s/>79,147,902.86<text:s/></text:p>
          </table:table-cell>
          <table:table-cell table:style-name="ce20"/>
          <table:table-cell office:value-type="float" office:value="8144112.1400000006" table:formula="of:=[.J69]-[.N69]" table:style-name="ce25">
            <text:p><text:s/>8,144,112.14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Maintenance and Other Operating Expens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76931041" table:style-name="ce27">
            <text:p><text:s/>76,931,041.00<text:s/></text:p>
          </table:table-cell>
          <table:table-cell table:style-name="ce27"/>
          <table:table-cell office:value-type="float" office:value="91035603.060000002" table:style-name="ce28">
            <text:p><text:s/>91,035,603.06<text:s/></text:p>
          </table:table-cell>
          <table:table-cell table:style-name="ce20"/>
          <table:table-cell office:value-type="float" office:value="-14104562.060000002" table:formula="of:=[.H70]-[.J70]" table:style-name="ce28">
            <text:p><text:s/>(14,104,562.06)</text:p>
          </table:table-cell>
          <table:table-cell table:style-name="ce2"/>
          <table:table-cell office:value-type="float" office:value="68604306.569999993" table:style-name="ce27">
            <text:p><text:s/>68,604,306.57<text:s/></text:p>
          </table:table-cell>
          <table:table-cell table:style-name="ce20"/>
          <table:table-cell office:value-type="float" office:value="22431296.49000001" table:formula="of:=[.J70]-[.N70]" table:style-name="ce25">
            <text:p><text:s/>22,431,296.49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868520" table:style-name="ce27">
            <text:p><text:s/>868,520.00<text:s/></text:p>
          </table:table-cell>
          <table:table-cell table:style-name="ce27"/>
          <table:table-cell office:value-type="float" office:value="4703520" table:style-name="ce28">
            <text:p><text:s/>4,703,520.00<text:s/></text:p>
          </table:table-cell>
          <table:table-cell table:style-name="ce20"/>
          <table:table-cell office:value-type="float" office:value="-3835000" table:formula="of:=[.H71]-[.J71]" table:style-name="ce28">
            <text:p><text:s/>(3,835,000.00)</text:p>
          </table:table-cell>
          <table:table-cell table:style-name="ce2"/>
          <table:table-cell office:value-type="float" office:value="1883449" table:style-name="ce27">
            <text:p><text:s/>1,883,449.00<text:s/></text:p>
          </table:table-cell>
          <table:table-cell table:style-name="ce20"/>
          <table:table-cell office:value-type="float" office:value="2820071" table:formula="of:=[.J71]-[.N71]" table:style-name="ce25">
            <text:p><text:s/>2,820,071.00<text:s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Other Purposes:</text:p>
          </table:table-cell>
          <table:table-cell table:style-name="ce47"/>
          <table:table-cell table:style-name="ce48"/>
          <table:table-cell table:style-name="ce49"/>
          <table:table-cell table:style-name="ce64"/>
          <table:table-cell table:style-name="ce17"/>
          <table:table-cell table:number-columns-repeated="2" table:style-name="ce27"/>
          <table:table-cell table:style-name="ce28"/>
          <table:table-cell table:style-name="ce20"/>
          <table:table-cell table:style-name="ce28"/>
          <table:table-cell table:style-name="ce2"/>
          <table:table-cell table:style-name="ce27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Debt Service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73]-[.J73]" table:style-name="ce28">
            <text:p><text:s/>-<text:s text:c="3"/></text:p>
          </table:table-cell>
          <table:table-cell table:style-name="ce2"/>
          <table:table-cell office:value-type="float" office:value="0" table:style-name="ce27">
            <text:p><text:s/>-<text:s text:c="3"/></text:p>
          </table:table-cell>
          <table:table-cell table:style-name="ce20"/>
          <table:table-cell office:value-type="float" office:value="0" table:formula="of:=[.J73]-[.N73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Financial Expense</text:p>
          </table:table-cell>
          <table:table-cell table:style-name="ce18"/>
          <table:table-cell table:number-columns-repeated="2" table:style-name="ce17"/>
          <table:table-cell office:value-type="float" office:value="4375669.5199999996" table:style-name="ce27">
            <text:p><text:s/>4,375,669.52<text:s/></text:p>
          </table:table-cell>
          <table:table-cell table:style-name="ce27"/>
          <table:table-cell office:value-type="float" office:value="4375669.5199999996" table:style-name="ce28">
            <text:p><text:s/>4,375,669.52<text:s/></text:p>
          </table:table-cell>
          <table:table-cell table:style-name="ce20"/>
          <table:table-cell office:value-type="float" office:value="0" table:formula="of:=[.H74]-[.J74]" table:style-name="ce28">
            <text:p><text:s/>-<text:s text:c="3"/></text:p>
          </table:table-cell>
          <table:table-cell table:style-name="ce2"/>
          <table:table-cell office:value-type="float" office:value="3611347" table:style-name="ce27">
            <text:p><text:s/>3,611,347.00<text:s/></text:p>
          </table:table-cell>
          <table:table-cell table:style-name="ce20"/>
          <table:table-cell office:value-type="float" office:value="764322.51999999955" table:formula="of:=[.J74]-[.N74]" table:style-name="ce25">
            <text:p><text:s/>764,322.52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Amortization</text:p>
          </table:table-cell>
          <table:table-cell table:style-name="ce18"/>
          <table:table-cell table:number-columns-repeated="2" table:style-name="ce17"/>
          <table:table-cell office:value-type="float" office:value="19724330.48" table:formula="of:=13124330.48+6600000" table:style-name="ce27">
            <text:p><text:s/>19,724,330.48<text:s/></text:p>
          </table:table-cell>
          <table:table-cell table:style-name="ce27"/>
          <table:table-cell office:value-type="float" office:value="19724330.48" table:formula="of:=13124330.48+6600000" table:style-name="ce28">
            <text:p><text:s/>19,724,330.48<text:s/></text:p>
          </table:table-cell>
          <table:table-cell table:style-name="ce20"/>
          <table:table-cell office:value-type="float" office:value="0" table:formula="of:=[.H75]-[.J75]" table:style-name="ce28">
            <text:p><text:s/>-<text:s text:c="3"/></text:p>
          </table:table-cell>
          <table:table-cell table:style-name="ce2"/>
          <table:table-cell office:value-type="float" office:value="13124330.48" table:style-name="ce27">
            <text:p><text:s/>13,124,330.48<text:s/></text:p>
          </table:table-cell>
          <table:table-cell table:style-name="ce20"/>
          <table:table-cell office:value-type="float" office:value="6600000" table:formula="of:=[.J75]-[.N75]" table:style-name="ce25">
            <text:p><text:s/>6,600,000.00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LDRRMF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18"/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Maintenance and Other Operating Expenses</text:p>
          </table:table-cell>
          <table:table-cell table:style-name="ce18"/>
          <table:table-cell table:number-columns-repeated="2" table:style-name="ce17"/>
          <table:table-cell office:value-type="float" office:value="47671368.100000001" table:style-name="ce27">
            <text:p><text:s/>47,671,368.10<text:s/></text:p>
          </table:table-cell>
          <table:table-cell table:style-name="ce27"/>
          <table:table-cell office:value-type="float" office:value="48133377.549999997" table:style-name="ce28">
            <text:p><text:s/>48,133,377.55<text:s/></text:p>
          </table:table-cell>
          <table:table-cell table:style-name="ce20"/>
          <table:table-cell office:value-type="float" office:value="-462009.44999999553" table:formula="of:=[.H77]-[.J77]" table:style-name="ce28">
            <text:p><text:s/>(462,009.45)</text:p>
          </table:table-cell>
          <table:table-cell table:style-name="ce2"/>
          <table:table-cell office:value-type="float" office:value="11361639.66" table:style-name="ce27">
            <text:p><text:s/>11,361,639.66<text:s/></text:p>
          </table:table-cell>
          <table:table-cell table:style-name="ce20"/>
          <table:table-cell office:value-type="float" office:value="36771737.890000001" table:formula="of:=[.J77]-[.N77]" table:style-name="ce25">
            <text:p><text:s/>36,771,737.89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Capital Outlay</text:p>
          </table:table-cell>
          <table:table-cell table:style-name="ce18"/>
          <table:table-cell table:number-columns-repeated="2" table:style-name="ce17"/>
          <table:table-cell office:value-type="float" office:value="47523881.899999999" table:style-name="ce27">
            <text:p><text:s/>47,523,881.90<text:s/></text:p>
          </table:table-cell>
          <table:table-cell table:style-name="ce27"/>
          <table:table-cell office:value-type="float" office:value="66023881.899999999" table:style-name="ce28">
            <text:p><text:s/>66,023,881.90<text:s/></text:p>
          </table:table-cell>
          <table:table-cell table:style-name="ce20"/>
          <table:table-cell office:value-type="float" office:value="-18500000" table:formula="of:=[.H78]-[.J78]" table:style-name="ce28">
            <text:p><text:s/>(18,500,000.00)</text:p>
          </table:table-cell>
          <table:table-cell table:style-name="ce2"/>
          <table:table-cell office:value-type="float" office:value="32220428.039999999" table:style-name="ce27">
            <text:p><text:s/>32,220,428.04<text:s/></text:p>
          </table:table-cell>
          <table:table-cell table:style-name="ce20"/>
          <table:table-cell office:value-type="float" office:value="33803453.859999999" table:formula="of:=[.J78]-[.N78]" table:style-name="ce25">
            <text:p><text:s/>33,803,453.86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20% Development Fund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Maintenance and Other Operating Expenses</text:p>
          </table:table-cell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80]-[.J80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80]-[.N80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Capital Outlay</text:p>
          </table:table-cell>
          <table:table-cell table:style-name="ce18"/>
          <table:table-cell table:number-columns-repeated="2" table:style-name="ce17"/>
          <table:table-cell office:value-type="float" office:value="400089450" table:style-name="ce27">
            <text:p><text:s/>400,089,450.00<text:s/></text:p>
          </table:table-cell>
          <table:table-cell table:style-name="ce27"/>
          <table:table-cell office:value-type="float" office:value="423403450" table:style-name="ce28">
            <text:p><text:s/>423,403,450.00<text:s/></text:p>
          </table:table-cell>
          <table:table-cell table:style-name="ce20"/>
          <table:table-cell office:value-type="float" office:value="-23314000" table:formula="of:=[.H81]-[.J81]" table:style-name="ce28">
            <text:p><text:s/>(23,314,000.00)</text:p>
          </table:table-cell>
          <table:table-cell table:style-name="ce2"/>
          <table:table-cell office:value-type="float" office:value="195922019.77000001" table:style-name="ce27">
            <text:p><text:s/>195,922,019.77<text:s/></text:p>
          </table:table-cell>
          <table:table-cell table:style-name="ce20"/>
          <table:table-cell office:value-type="float" office:value="227481430.22999999" table:formula="of:=[.J81]-[.N81]" table:style-name="ce25">
            <text:p><text:s/>227,481,430.23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Share from National Wealth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Maintenance and Other Operating Expenses</text:p>
          </table:table-cell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83]-[.J83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83]-[.N83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Capital Outlay</text:p>
          </table:table-cell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84]-[.J84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84]-[.N84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Allocation for Senior Citizens and PWD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Maintenance and Other Operating Expenses</text:p>
          </table:table-cell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86]-[.J86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86]-[.N86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Capital Outlay</text:p>
          </table:table-cell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87]-[.J87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87]-[.N87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Others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27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Personnel Services</text:p>
          </table:table-cell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89]-[.J89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89]-[.N89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Maintenance and Other Operating Expenses</text:p>
          </table:table-cell>
          <table:table-cell table:style-name="ce18"/>
          <table:table-cell table:number-columns-repeated="2" table:style-name="ce17"/>
          <table:table-cell office:value-type="float" office:value="199000" table:style-name="ce27">
            <text:p><text:s/>199,000.00<text:s/></text:p>
          </table:table-cell>
          <table:table-cell table:style-name="ce27"/>
          <table:table-cell office:value-type="float" office:value="199000" table:style-name="ce28">
            <text:p><text:s/>199,000.00<text:s/></text:p>
          </table:table-cell>
          <table:table-cell table:style-name="ce20"/>
          <table:table-cell office:value-type="float" office:value="0" table:formula="of:=[.H90]-[.J90]" table:style-name="ce28">
            <text:p><text:s/>-<text:s text:c="3"/></text:p>
          </table:table-cell>
          <table:table-cell table:style-name="ce2"/>
          <table:table-cell office:value-type="float" office:value="198000" table:style-name="ce27">
            <text:p><text:s/>198,000.00<text:s/></text:p>
          </table:table-cell>
          <table:table-cell table:style-name="ce20"/>
          <table:table-cell office:value-type="float" office:value="1000" table:formula="of:=[.J90]-[.N90]" table:style-name="ce25">
            <text:p><text:s/>1,000.00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number-columns-repeated="2" table:style-name="ce2"/>
          <table:table-cell office:value-type="string" table:style-name="ce2">
            <text:p>Capital Outlay</text:p>
          </table:table-cell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91]-[.J91]" table:style-name="ce28">
            <text:p><text:s/>-<text:s text:c="3"/></text:p>
          </table:table-cell>
          <table:table-cell table:style-name="ce2"/>
          <table:table-cell table:style-name="ce27"/>
          <table:table-cell table:style-name="ce20"/>
          <table:table-cell office:value-type="float" office:value="0" table:formula="of:=[.J91]-[.N91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6">
            <text:p>Total Current Approrpiations</text:p>
          </table:table-cell>
          <table:table-cell table:style-name="ce2"/>
          <table:table-cell table:style-name="ce18"/>
          <table:table-cell table:style-name="ce17"/>
          <table:table-cell table:style-name="ce30"/>
          <table:table-cell office:value-type="float" office:value="1903874997" table:formula="of:=SUM([.H45:.H91])" table:style-name="ce31">
            <text:p><text:s/>1,903,874,997.00<text:s/></text:p>
          </table:table-cell>
          <table:table-cell table:style-name="ce32"/>
          <table:table-cell office:value-type="float" office:value="2358219024.21" table:formula="of:=SUM([.J45:.J91])" table:style-name="ce33">
            <text:p><text:s/>2,358,219,024.21<text:s/></text:p>
          </table:table-cell>
          <table:table-cell table:style-name="ce34"/>
          <table:table-cell office:value-type="float" office:value="-454344027.20999998" table:formula="of:=SUM([.L45:.L91])" table:style-name="ce33">
            <text:p><text:s/>(454,344,027.21)</text:p>
          </table:table-cell>
          <table:table-cell table:style-name="ce32"/>
          <table:table-cell office:value-type="float" office:value="1684808468.9299998" table:formula="of:=SUM([.N45:.N91])" table:style-name="ce31">
            <text:p><text:s/>1,684,808,468.93<text:s/></text:p>
          </table:table-cell>
          <table:table-cell table:style-name="ce34"/>
          <table:table-cell office:value-type="float" office:value="673410555.27999997" table:formula="of:=SUM([.P45:.P91])" table:style-name="ce35">
            <text:p><text:s/>673,410,555.28<text:s/></text:p>
          </table:table-cell>
          <table:table-cell table:number-columns-repeated="16368"/>
        </table:table-row>
        <table:table-row table:style-name="ro1">
          <table:table-cell office:value-type="string" table:style-name="ce22">
            <text:p>Continuing Aprropriations</text:p>
          </table:table-cell>
          <table:table-cell table:number-columns-repeated="3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General Public Services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104121056.52" table:style-name="ce27">
            <text:p><text:s/>104,121,056.52<text:s/></text:p>
          </table:table-cell>
          <table:table-cell table:style-name="ce27"/>
          <table:table-cell office:value-type="float" office:value="82144895.629999995" table:style-name="ce28">
            <text:p><text:s/>82,144,895.63<text:s/></text:p>
          </table:table-cell>
          <table:table-cell table:style-name="ce20"/>
          <table:table-cell office:value-type="float" office:value="21976160.890000001" table:formula="of:=[.H95]-[.J95]" table:style-name="ce28">
            <text:p><text:s/>21,976,160.89<text:s/></text:p>
          </table:table-cell>
          <table:table-cell table:style-name="ce2"/>
          <table:table-cell office:value-type="float" office:value="39258224.479999997" table:style-name="ce46">
            <text:p><text:s/>39,258,224.48<text:s/></text:p>
          </table:table-cell>
          <table:table-cell table:style-name="ce20"/>
          <table:table-cell office:value-type="float" office:value="42886671.149999999" table:formula="of:=[.J95]-[.N95]" table:style-name="ce25">
            <text:p><text:s/>42,886,671.15<text:s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Education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46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97]-[.J97]" table:style-name="ce28">
            <text:p><text:s/>-<text:s text:c="3"/></text:p>
          </table:table-cell>
          <table:table-cell table:style-name="ce2"/>
          <table:table-cell table:style-name="ce46"/>
          <table:table-cell table:style-name="ce20"/>
          <table:table-cell office:value-type="float" office:value="0" table:formula="of:=[.J97]-[.N97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Health, Nutrition and Population Control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46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4980244.54" table:style-name="ce27">
            <text:p><text:s/>4,980,244.54<text:s/></text:p>
          </table:table-cell>
          <table:table-cell table:style-name="ce27"/>
          <table:table-cell office:value-type="float" office:value="4107129.5" table:style-name="ce28">
            <text:p><text:s/>4,107,129.50<text:s/></text:p>
          </table:table-cell>
          <table:table-cell table:style-name="ce20"/>
          <table:table-cell office:value-type="float" office:value="873115.04" table:formula="of:=[.H99]-[.J99]" table:style-name="ce28">
            <text:p><text:s/>873,115.04<text:s/></text:p>
          </table:table-cell>
          <table:table-cell table:style-name="ce2"/>
          <table:table-cell office:value-type="float" office:value="3055125.44" table:style-name="ce46">
            <text:p><text:s/>3,055,125.44<text:s/></text:p>
          </table:table-cell>
          <table:table-cell table:style-name="ce20"/>
          <table:table-cell office:value-type="float" office:value="1052004.06" table:formula="of:=[.J99]-[.N99]" table:style-name="ce25">
            <text:p><text:s/>1,052,004.06<text:s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Labor and Employment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46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101]-[.J101]" table:style-name="ce28">
            <text:p><text:s/>-<text:s text:c="3"/></text:p>
          </table:table-cell>
          <table:table-cell table:style-name="ce2"/>
          <table:table-cell table:style-name="ce46"/>
          <table:table-cell table:style-name="ce20"/>
          <table:table-cell office:value-type="float" office:value="0" table:formula="of:=[.J101]-[.N101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Housing and Community Development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46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office:value-type="float" office:value="0" table:formula="of:=[.H103]-[.J103]" table:style-name="ce28">
            <text:p><text:s/>-<text:s text:c="3"/></text:p>
          </table:table-cell>
          <table:table-cell table:style-name="ce2"/>
          <table:table-cell table:style-name="ce46"/>
          <table:table-cell table:style-name="ce20"/>
          <table:table-cell office:value-type="float" office:value="0" table:formula="of:=[.J103]-[.N103]" table:style-name="ce25">
            <text:p><text:s/>-<text:s text:c="3"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Social Services and Social Welfare</text:p>
          </table:table-cell>
          <table:table-cell table:style-name="ce101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46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101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82000" table:style-name="ce27">
            <text:p><text:s/>82,000.00<text:s/></text:p>
          </table:table-cell>
          <table:table-cell table:style-name="ce27"/>
          <table:table-cell office:value-type="float" office:value="74000" table:style-name="ce28">
            <text:p><text:s/>74,000.00<text:s/></text:p>
          </table:table-cell>
          <table:table-cell table:style-name="ce20"/>
          <table:table-cell office:value-type="float" office:value="8000" table:formula="of:=[.H105]-[.J105]" table:style-name="ce28">
            <text:p><text:s/>8,000.00<text:s/></text:p>
          </table:table-cell>
          <table:table-cell table:style-name="ce2"/>
          <table:table-cell office:value-type="float" office:value="72920" table:style-name="ce46">
            <text:p><text:s/>72,920.00<text:s/></text:p>
          </table:table-cell>
          <table:table-cell table:style-name="ce20"/>
          <table:table-cell office:value-type="float" office:value="1080" table:formula="of:=[.J105]-[.N105]" table:style-name="ce25">
            <text:p><text:s/>1,080.00<text:s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Economic Services</text:p>
          </table:table-cell>
          <table:table-cell table:style-name="ce100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8323712.2199999997" table:style-name="ce27">
            <text:p><text:s/>8,323,712.22<text:s/></text:p>
          </table:table-cell>
          <table:table-cell table:style-name="ce27"/>
          <table:table-cell office:value-type="float" office:value="7680885" table:style-name="ce28">
            <text:p><text:s/>7,680,885.00<text:s/></text:p>
          </table:table-cell>
          <table:table-cell table:style-name="ce20"/>
          <table:table-cell office:value-type="float" office:value="642827.21999999974" table:formula="of:=[.H107]-[.J107]" table:style-name="ce28">
            <text:p><text:s/>642,827.22<text:s/></text:p>
          </table:table-cell>
          <table:table-cell table:style-name="ce2"/>
          <table:table-cell office:value-type="float" office:value="7619208.54" table:style-name="ce46">
            <text:p><text:s/>7,619,208.54<text:s/></text:p>
          </table:table-cell>
          <table:table-cell table:style-name="ce20"/>
          <table:table-cell office:value-type="float" office:value="61676.459999999963" table:formula="of:=[.J107]-[.N107]" table:style-name="ce25">
            <text:p><text:s/>61,676.46<text:s/>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6">
            <text:p>Other Purposes: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7"/>
          <table:table-cell table:style-name="ce28"/>
          <table:table-cell table:style-name="ce20"/>
          <table:table-cell table:style-name="ce19"/>
          <table:table-cell table:style-name="ce2"/>
          <table:table-cell table:style-name="ce46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258349336.56" table:style-name="ce27">
            <text:p><text:s/>258,349,336.56<text:s/></text:p>
          </table:table-cell>
          <table:table-cell table:style-name="ce27"/>
          <table:table-cell office:value-type="float" office:value="185592216.83000001" table:style-name="ce28">
            <text:p><text:s/>185,592,216.83<text:s/></text:p>
          </table:table-cell>
          <table:table-cell table:style-name="ce20"/>
          <table:table-cell office:value-type="float" office:value="72757119.729999989" table:formula="of:=[.H109]-[.J109]" table:style-name="ce28">
            <text:p><text:s/>72,757,119.73<text:s/></text:p>
          </table:table-cell>
          <table:table-cell table:style-name="ce2"/>
          <table:table-cell office:value-type="float" office:value="113254271.09" table:style-name="ce46">
            <text:p><text:s/>113,254,271.09<text:s/></text:p>
          </table:table-cell>
          <table:table-cell table:style-name="ce20"/>
          <table:table-cell office:value-type="float" office:value="72337945.74000001" table:formula="of:=[.J109]-[.N109]" table:style-name="ce25">
            <text:p><text:s/>72,337,945.74<text:s/>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6">
            <text:p>Total Continuing Approrpiations</text:p>
          </table:table-cell>
          <table:table-cell table:style-name="ce2"/>
          <table:table-cell table:style-name="ce18"/>
          <table:table-cell table:style-name="ce17"/>
          <table:table-cell table:style-name="ce50"/>
          <table:table-cell office:value-type="float" office:value="375856349.84000003" table:formula="of:=SUM([.H95:.H109])" table:style-name="ce31">
            <text:p><text:s/>375,856,349.84<text:s/></text:p>
          </table:table-cell>
          <table:table-cell table:style-name="ce31"/>
          <table:table-cell office:value-type="float" office:value="279599126.96000004" table:formula="of:=SUM([.J95:.J109])" table:style-name="ce33">
            <text:p><text:s/>279,599,126.96<text:s/></text:p>
          </table:table-cell>
          <table:table-cell table:style-name="ce31"/>
          <table:table-cell office:value-type="float" office:value="96257222.879999995" table:formula="of:=SUM([.L95:.L109])" table:style-name="ce33">
            <text:p><text:s/>96,257,222.88<text:s/></text:p>
          </table:table-cell>
          <table:table-cell table:style-name="ce31"/>
          <table:table-cell office:value-type="float" office:value="163259749.55000001" table:formula="of:=SUM([.N95:.N109])" table:style-name="ce33">
            <text:p><text:s/>163,259,749.55<text:s/></text:p>
          </table:table-cell>
          <table:table-cell table:style-name="ce31"/>
          <table:table-cell office:value-type="float" office:value="116339377.41000001" table:formula="of:=SUM([.P95:.P109])" table:style-name="ce35">
            <text:p><text:s/>116,339,377.41<text:s/>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Total Appropriations</text:p>
          </table:table-cell>
          <table:table-cell table:style-name="ce26"/>
          <table:table-cell table:number-columns-repeated="2" table:style-name="ce2"/>
          <table:table-cell table:style-name="ce18"/>
          <table:table-cell table:style-name="ce17"/>
          <table:table-cell table:style-name="ce51"/>
          <table:table-cell office:value-type="float" office:value="2279731346.8400002" table:formula="of:=[.H92]+[.H110]" table:style-name="ce52">
            <text:p><text:s/>2,279,731,346.84<text:s/></text:p>
          </table:table-cell>
          <table:table-cell table:style-name="ce53"/>
          <table:table-cell office:value-type="float" office:value="2637818151.1700001" table:formula="of:=[.J92]+[.J110]" table:style-name="ce52">
            <text:p><text:s/>2,637,818,151.17<text:s/></text:p>
          </table:table-cell>
          <table:table-cell table:style-name="ce54"/>
          <table:table-cell office:value-type="float" office:value="-358086804.32999998" table:formula="of:=[.L92]+[.L110]" table:style-name="ce52">
            <text:p><text:s/>(358,086,804.33)</text:p>
          </table:table-cell>
          <table:table-cell table:style-name="ce53"/>
          <table:table-cell office:value-type="float" office:value="1848068218.4799998" table:formula="of:=[.N92]+[.N110]" table:style-name="ce52">
            <text:p><text:s/>1,848,068,218.48<text:s/></text:p>
          </table:table-cell>
          <table:table-cell table:style-name="ce54"/>
          <table:table-cell office:value-type="float" office:value="789749932.68999994" table:formula="of:=[.P92]+[.P110]" table:style-name="ce55">
            <text:p><text:s/>789,749,932.69<text:s/></text:p>
          </table:table-cell>
          <table:table-cell table:number-columns-repeated="16368"/>
        </table:table-row>
        <table:table-row table:style-name="ro2">
          <table:table-cell table:style-name="ce22"/>
          <table:table-cell table:style-name="ce26"/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office:value-type="string" table:style-name="ce22">
            <text:p>Special Education Fund</text:p>
          </table:table-cell>
          <table:table-cell table:style-name="ce26"/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office:value-type="string" table:style-name="ce22">
            <text:p>Revenue</text:p>
          </table:table-cell>
          <table:table-cell table:style-name="ce26"/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office:value-type="string" table:style-name="ce2">
            <text:p>1.  Tax Revenue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a.  Tax Revenue - Propert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39000000" table:style-name="ce46">
            <text:p><text:s/>39,000,000.00<text:s/></text:p>
          </table:table-cell>
          <table:table-cell table:style-name="ce46"/>
          <table:table-cell office:value-type="float" office:value="69483231.299999997" table:formula="of:=39000000+30483231.3" table:style-name="ce56">
            <text:p><text:s/>69,483,231.30<text:s/></text:p>
          </table:table-cell>
          <table:table-cell table:style-name="ce20"/>
          <table:table-cell office:value-type="float" office:value="-30483231.299999997" table:formula="of:=[.H116]-[.J116]" table:style-name="ce28">
            <text:p><text:s/>(30,483,231.30)</text:p>
          </table:table-cell>
          <table:table-cell table:style-name="ce2"/>
          <table:table-cell office:value-type="float" office:value="74683551.030000001" table:style-name="ce46">
            <text:p><text:s/>74,683,551.03<text:s/></text:p>
          </table:table-cell>
          <table:table-cell table:style-name="ce20"/>
          <table:table-cell office:value-type="float" office:value="-5200319.7300000042" table:formula="of:=[.J116]-[.N116]" table:style-name="ce25">
            <text:p><text:s/>(5,200,319.73)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b. Other Local tax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3000000" table:style-name="ce46">
            <text:p><text:s/>3,000,000.00<text:s/></text:p>
          </table:table-cell>
          <table:table-cell table:style-name="ce46"/>
          <table:table-cell office:value-type="float" office:value="3000000" table:style-name="ce56">
            <text:p><text:s/>3,000,000.00<text:s/></text:p>
          </table:table-cell>
          <table:table-cell table:style-name="ce20"/>
          <table:table-cell office:value-type="float" office:value="0" table:formula="of:=[.H117]-[.J117]" table:style-name="ce28">
            <text:p><text:s/>-<text:s text:c="3"/></text:p>
          </table:table-cell>
          <table:table-cell table:style-name="ce2"/>
          <table:table-cell office:value-type="float" office:value="3492106.21" table:style-name="ce46">
            <text:p><text:s/>3,492,106.21<text:s/></text:p>
          </table:table-cell>
          <table:table-cell table:style-name="ce20"/>
          <table:table-cell office:value-type="float" office:value="-492106.20999999996" table:formula="of:=[.J117]-[.N117]" table:style-name="ce25">
            <text:p><text:s/>(492,106.21)</text:p>
          </table:table-cell>
          <table:table-cell table:number-columns-repeated="16368"/>
        </table:table-row>
        <table:table-row table:style-name="ro1">
          <table:table-cell table:style-name="ce17"/>
          <table:table-cell office:value-type="string" table:style-name="ce2">
            <text:p>2.  Non-Tax Revenue</text:p>
          </table:table-cell>
          <table:table-cell table:number-columns-repeated="2" table:style-name="ce2"/>
          <table:table-cell table:style-name="ce18"/>
          <table:table-cell table:number-columns-repeated="2" table:style-name="ce17"/>
          <table:table-cell table:number-columns-repeated="2" table:style-name="ce46"/>
          <table:table-cell table:style-name="ce56"/>
          <table:table-cell table:style-name="ce20"/>
          <table:table-cell table:style-name="ce19"/>
          <table:table-cell table:style-name="ce2"/>
          <table:table-cell table:style-name="ce46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a.  Business Income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0" table:style-name="ce46">
            <text:p><text:s/>-<text:s text:c="3"/></text:p>
          </table:table-cell>
          <table:table-cell table:style-name="ce46"/>
          <table:table-cell office:value-type="float" office:value="0" table:style-name="ce56">
            <text:p><text:s/>-<text:s text:c="3"/></text:p>
          </table:table-cell>
          <table:table-cell table:style-name="ce20"/>
          <table:table-cell office:value-type="float" office:value="0" table:formula="of:=[.H119]-[.J119]" table:style-name="ce28">
            <text:p><text:s/>-<text:s text:c="3"/></text:p>
          </table:table-cell>
          <table:table-cell table:style-name="ce2"/>
          <table:table-cell office:value-type="float" office:value="81132.490000000005" table:style-name="ce46">
            <text:p><text:s/>81,132.49<text:s/></text:p>
          </table:table-cell>
          <table:table-cell table:style-name="ce20"/>
          <table:table-cell office:value-type="float" office:value="-81132.490000000005" table:formula="of:=[.J119]-[.N119]" table:style-name="ce25">
            <text:p><text:s/>(81,132.49)</text:p>
          </table:table-cell>
          <table:table-cell table:number-columns-repeated="16368"/>
        </table:table-row>
        <table:table-row table:style-name="ro1">
          <table:table-cell table:style-name="ce17"/>
          <table:table-cell table:style-name="ce26"/>
          <table:table-cell office:value-type="string" table:style-name="ce2">
            <text:p>b. Other Income and Receipt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0" table:style-name="ce46">
            <text:p><text:s/>-<text:s text:c="3"/></text:p>
          </table:table-cell>
          <table:table-cell table:style-name="ce46"/>
          <table:table-cell office:value-type="float" office:value="35556550" table:style-name="ce56">
            <text:p><text:s/>35,556,550.00<text:s/></text:p>
          </table:table-cell>
          <table:table-cell table:style-name="ce57"/>
          <table:table-cell office:value-type="float" office:value="-35556550" table:formula="of:=[.H120]-[.J120]" table:style-name="ce28">
            <text:p><text:s/>(35,556,550.00)</text:p>
          </table:table-cell>
          <table:table-cell table:style-name="ce2"/>
          <table:table-cell office:value-type="float" office:value="35885329.43" table:style-name="ce46">
            <text:p><text:s/>35,885,329.43<text:s/></text:p>
          </table:table-cell>
          <table:table-cell table:style-name="ce20"/>
          <table:table-cell office:value-type="float" office:value="-328779.4299999997" table:formula="of:=[.J120]-[.N120]" table:style-name="ce25">
            <text:p><text:s/>(328,779.43)</text:p>
          </table:table-cell>
          <table:table-cell table:number-columns-repeated="16368"/>
        </table:table-row>
        <table:table-row table:style-name="ro1">
          <table:table-cell office:value-type="string" table:style-name="ce22">
            <text:p>Total Revenue and Receipts</text:p>
          </table:table-cell>
          <table:table-cell table:number-columns-repeated="2" table:style-name="ce26"/>
          <table:table-cell table:style-name="ce2"/>
          <table:table-cell table:style-name="ce18"/>
          <table:table-cell table:style-name="ce17"/>
          <table:table-cell table:style-name="ce30"/>
          <table:table-cell office:value-type="float" office:value="42000000" table:formula="of:=SUM([.H116:.H119])" table:style-name="ce31">
            <text:p><text:s/>42,000,000.00<text:s/></text:p>
          </table:table-cell>
          <table:table-cell table:style-name="ce32"/>
          <table:table-cell office:value-type="float" office:value="108039781.3" table:formula="of:=SUM([.J116:.J120])" table:style-name="ce33">
            <text:p><text:s/>108,039,781.30<text:s/></text:p>
          </table:table-cell>
          <table:table-cell table:style-name="ce34"/>
          <table:table-cell office:value-type="float" office:value="-66039781.299999997" table:formula="of:=SUM([.L116:.L120])" table:style-name="ce33">
            <text:p><text:s/>(66,039,781.30)</text:p>
          </table:table-cell>
          <table:table-cell table:style-name="ce32"/>
          <table:table-cell office:value-type="float" office:value="114142119.16" table:formula="of:=SUM([.N116:.N120])" table:style-name="ce31">
            <text:p><text:s/>114,142,119.16<text:s/></text:p>
          </table:table-cell>
          <table:table-cell table:style-name="ce34"/>
          <table:table-cell office:value-type="float" office:value="-6102337.8600000041" table:formula="of:=SUM([.P116:.P120])" table:style-name="ce35">
            <text:p><text:s/>(6,102,337.86)</text:p>
          </table:table-cell>
          <table:table-cell table:number-columns-repeated="16368"/>
        </table:table-row>
        <table:table-row table:style-name="ro1">
          <table:table-cell office:value-type="string" table:style-name="ce22">
            <text:p>Expenditures</text:p>
          </table:table-cell>
          <table:table-cell table:number-columns-repeated="2" table:style-name="ce26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office:value-type="string" table:style-name="ce22">
            <text:p>Current Aprropriations</text:p>
          </table:table-cell>
          <table:table-cell table:number-columns-repeated="2" table:style-name="ce26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22"/>
          <table:table-cell office:value-type="string" table:style-name="ce26">
            <text:p>Education</text:p>
          </table:table-cell>
          <table:table-cell table:style-name="ce26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/>
        </table:table-row>
        <table:table-row table:style-name="ro1">
          <table:table-cell table:style-name="ce22"/>
          <table:table-cell table:style-name="ce2"/>
          <table:table-cell office:value-type="string" table:style-name="ce2">
            <text:p>Personnel Servic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576900" table:style-name="ce27">
            <text:p><text:s/>576,900.00<text:s/></text:p>
          </table:table-cell>
          <table:table-cell table:style-name="ce27"/>
          <table:table-cell office:value-type="float" office:value="577350" table:style-name="ce28">
            <text:p><text:s/>577,350.00<text:s/></text:p>
          </table:table-cell>
          <table:table-cell table:style-name="ce20"/>
          <table:table-cell office:value-type="float" office:value="-450" table:formula="of:=[.H125]-[.J125]" table:style-name="ce28">
            <text:p><text:s/>(450.00)</text:p>
          </table:table-cell>
          <table:table-cell table:style-name="ce2"/>
          <table:table-cell office:value-type="float" office:value="543750.01" table:style-name="ce46">
            <text:p><text:s/>543,750.01<text:s/></text:p>
          </table:table-cell>
          <table:table-cell table:style-name="ce20"/>
          <table:table-cell office:value-type="float" office:value="33599.989999999991" table:formula="of:=[.J125]-[.N125]" table:style-name="ce25">
            <text:p><text:s/>33,599.99<text:s/></text:p>
          </table:table-cell>
          <table:table-cell table:number-columns-repeated="16368"/>
        </table:table-row>
        <table:table-row table:style-name="ro1">
          <table:table-cell table:style-name="ce22"/>
          <table:table-cell table:style-name="ce2"/>
          <table:table-cell office:value-type="string" table:style-name="ce2">
            <text:p>Maintenance and Other Operating Expenses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28883100" table:style-name="ce27">
            <text:p><text:s/>28,883,100.00<text:s/></text:p>
          </table:table-cell>
          <table:table-cell table:style-name="ce27"/>
          <table:table-cell office:value-type="float" office:value="49363800" table:style-name="ce28">
            <text:p><text:s/>49,363,800.00<text:s/></text:p>
          </table:table-cell>
          <table:table-cell table:style-name="ce20"/>
          <table:table-cell office:value-type="float" office:value="-20480700" table:formula="of:=[.H126]-[.J126]" table:style-name="ce28">
            <text:p><text:s/>(20,480,700.00)</text:p>
          </table:table-cell>
          <table:table-cell table:style-name="ce2"/>
          <table:table-cell office:value-type="float" office:value="46071505.869999997" table:style-name="ce46">
            <text:p><text:s/>46,071,505.87<text:s/></text:p>
          </table:table-cell>
          <table:table-cell table:style-name="ce20"/>
          <table:table-cell office:value-type="float" office:value="3292294.1300000027" table:formula="of:=[.J126]-[.N126]" table:style-name="ce25">
            <text:p><text:s/>3,292,294.13<text:s/></text:p>
          </table:table-cell>
          <table:table-cell table:number-columns-repeated="16368"/>
        </table:table-row>
        <table:table-row table:style-name="ro1">
          <table:table-cell table:style-name="ce22"/>
          <table:table-cell table:style-name="ce2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12540000" table:style-name="ce46">
            <text:p><text:s/>12,540,000.00<text:s/></text:p>
          </table:table-cell>
          <table:table-cell table:style-name="ce46"/>
          <table:table-cell office:value-type="float" office:value="71875200" table:style-name="ce56">
            <text:p><text:s/>71,875,200.00<text:s/></text:p>
          </table:table-cell>
          <table:table-cell table:style-name="ce20"/>
          <table:table-cell office:value-type="float" office:value="-59335200" table:formula="of:=[.H127]-[.J127]" table:style-name="ce28">
            <text:p><text:s/>(59,335,200.00)</text:p>
          </table:table-cell>
          <table:table-cell table:style-name="ce2"/>
          <table:table-cell office:value-type="float" office:value="34803008.689999998" table:style-name="ce46">
            <text:p><text:s/>34,803,008.69<text:s/></text:p>
          </table:table-cell>
          <table:table-cell table:style-name="ce20"/>
          <table:table-cell office:value-type="float" office:value="37072191.310000002" table:formula="of:=[.J127]-[.N127]" table:style-name="ce25">
            <text:p><text:s/>37,072,191.31<text:s/></text:p>
          </table:table-cell>
          <table:table-cell table:number-columns-repeated="16368"/>
        </table:table-row>
        <table:table-row table:style-name="ro1">
          <table:table-cell table:style-name="ce22"/>
          <table:table-cell table:style-name="ce2"/>
          <table:table-cell office:value-type="string" table:style-name="ce26">
            <text:p>Total Current Approrpiations</text:p>
          </table:table-cell>
          <table:table-cell table:style-name="ce2"/>
          <table:table-cell table:style-name="ce18"/>
          <table:table-cell table:style-name="ce17"/>
          <table:table-cell table:style-name="ce30"/>
          <table:table-cell office:value-type="float" office:value="42000000" table:formula="of:=SUM([.H125:.H127])" table:style-name="ce31">
            <text:p><text:s/>42,000,000.00<text:s/></text:p>
          </table:table-cell>
          <table:table-cell table:style-name="ce32"/>
          <table:table-cell office:value-type="float" office:value="121816350" table:formula="of:=SUM([.J125:.J127])" table:style-name="ce33">
            <text:p><text:s/>121,816,350.00<text:s/></text:p>
          </table:table-cell>
          <table:table-cell table:style-name="ce34"/>
          <table:table-cell office:value-type="float" office:value="-79816350" table:formula="of:=SUM([.L125:.L127])" table:style-name="ce33">
            <text:p><text:s/>(79,816,350.00)</text:p>
          </table:table-cell>
          <table:table-cell table:style-name="ce32"/>
          <table:table-cell office:value-type="float" office:value="81418264.569999993" table:formula="of:=SUM([.N125:.N127])" table:style-name="ce31">
            <text:p><text:s/>81,418,264.57<text:s/></text:p>
          </table:table-cell>
          <table:table-cell table:style-name="ce34"/>
          <table:table-cell office:value-type="float" office:value="40398085.430000007" table:formula="of:=SUM([.P125:.P127])" table:style-name="ce35">
            <text:p><text:s/>40,398,085.43<text:s/></text:p>
          </table:table-cell>
          <table:table-cell table:number-columns-repeated="16368"/>
        </table:table-row>
        <table:table-row table:style-name="ro1">
          <table:table-cell office:value-type="string" table:style-name="ce22">
            <text:p>Continuing Aprropriations</text:p>
          </table:table-cell>
          <table:table-cell table:number-columns-repeated="2" table:style-name="ce26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 table:style-name="ce1"/>
        </table:table-row>
        <table:table-row table:style-name="ro1">
          <table:table-cell table:style-name="ce22"/>
          <table:table-cell office:value-type="string" table:style-name="ce26">
            <text:p>Education</text:p>
          </table:table-cell>
          <table:table-cell table:style-name="ce26"/>
          <table:table-cell table:style-name="ce2"/>
          <table:table-cell table:style-name="ce18"/>
          <table:table-cell table:number-columns-repeated="2" table:style-name="ce17"/>
          <table:table-cell table:number-columns-repeated="2" table:style-name="ce2"/>
          <table:table-cell table:style-name="ce19"/>
          <table:table-cell table:style-name="ce20"/>
          <table:table-cell table:style-name="ce19"/>
          <table:table-cell table:number-columns-repeated="2" table:style-name="ce2"/>
          <table:table-cell table:style-name="ce20"/>
          <table:table-cell table:style-name="ce25"/>
          <table:table-cell table:number-columns-repeated="16368" table:style-name="ce1"/>
        </table:table-row>
        <table:table-row table:style-name="ro1">
          <table:table-cell table:style-name="ce22"/>
          <table:table-cell table:style-name="ce26"/>
          <table:table-cell office:value-type="string" table:style-name="ce2">
            <text:p>Capital Outlay</text:p>
          </table:table-cell>
          <table:table-cell table:style-name="ce2"/>
          <table:table-cell table:style-name="ce18"/>
          <table:table-cell table:number-columns-repeated="2" table:style-name="ce17"/>
          <table:table-cell office:value-type="float" office:value="35823817.700000003" table:style-name="ce27">
            <text:p><text:s/>35,823,817.70<text:s/></text:p>
          </table:table-cell>
          <table:table-cell table:style-name="ce27"/>
          <table:table-cell office:value-type="float" office:value="22047249" table:style-name="ce28">
            <text:p><text:s/>22,047,249.00<text:s/></text:p>
          </table:table-cell>
          <table:table-cell table:style-name="ce20"/>
          <table:table-cell office:value-type="float" office:value="13776568.700000003" table:formula="of:=[.H131]-[.J131]" table:style-name="ce28">
            <text:p><text:s/>13,776,568.70<text:s/></text:p>
          </table:table-cell>
          <table:table-cell table:style-name="ce2"/>
          <table:table-cell office:value-type="float" office:value="16608840.6" table:style-name="ce46">
            <text:p><text:s/>16,608,840.60<text:s/></text:p>
          </table:table-cell>
          <table:table-cell table:style-name="ce20"/>
          <table:table-cell office:value-type="float" office:value="5438408.4000000004" table:formula="of:=[.J131]-[.N131]" table:style-name="ce25">
            <text:p><text:s/>5,438,408.40<text:s/></text:p>
          </table:table-cell>
          <table:table-cell table:number-columns-repeated="16368" table:style-name="ce1"/>
        </table:table-row>
        <table:table-row table:style-name="ro1">
          <table:table-cell table:style-name="ce22"/>
          <table:table-cell table:style-name="ce26"/>
          <table:table-cell office:value-type="string" table:style-name="ce26">
            <text:p>Total Continuing Approrpiations</text:p>
          </table:table-cell>
          <table:table-cell table:style-name="ce2"/>
          <table:table-cell table:style-name="ce18"/>
          <table:table-cell table:style-name="ce17"/>
          <table:table-cell table:style-name="ce30"/>
          <table:table-cell office:value-type="float" office:value="35823817.700000003" table:formula="of:=SUM([.H131])" table:style-name="ce31">
            <text:p><text:s/>35,823,817.70<text:s/></text:p>
          </table:table-cell>
          <table:table-cell table:style-name="ce32"/>
          <table:table-cell office:value-type="float" office:value="22047249" table:formula="of:=SUM([.J131])" table:style-name="ce31">
            <text:p><text:s/>22,047,249.00<text:s/></text:p>
          </table:table-cell>
          <table:table-cell table:style-name="ce34"/>
          <table:table-cell office:value-type="float" office:value="13776568.700000003" table:formula="of:=SUM([.L131])" table:style-name="ce33">
            <text:p><text:s/>13,776,568.70<text:s/></text:p>
          </table:table-cell>
          <table:table-cell table:style-name="ce32"/>
          <table:table-cell office:value-type="float" office:value="16608840.6" table:formula="of:=SUM([.N131])" table:style-name="ce31">
            <text:p><text:s/>16,608,840.60<text:s/></text:p>
          </table:table-cell>
          <table:table-cell table:style-name="ce34"/>
          <table:table-cell office:value-type="float" office:value="5438408.4000000004" table:formula="of:=SUM([.P131])" table:style-name="ce35">
            <text:p><text:s/>5,438,408.40<text:s/>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58">
            <text:p>Total Appropriations</text:p>
          </table:table-cell>
          <table:table-cell table:number-columns-repeated="2" table:style-name="ce59"/>
          <table:table-cell table:style-name="ce60"/>
          <table:table-cell table:style-name="ce61"/>
          <table:table-cell table:style-name="ce65"/>
          <table:table-cell table:style-name="ce51"/>
          <table:table-cell office:value-type="float" office:value="77823817.700000003" table:formula="of:=[.H128]+[.H132]" table:style-name="ce52">
            <text:p><text:s/>77,823,817.70<text:s/></text:p>
          </table:table-cell>
          <table:table-cell table:style-name="ce53"/>
          <table:table-cell office:value-type="float" office:value="143863599" table:formula="of:=[.J128]+[.J132]" table:style-name="ce52">
            <text:p><text:s/>143,863,599.00<text:s/></text:p>
          </table:table-cell>
          <table:table-cell table:style-name="ce54"/>
          <table:table-cell office:value-type="float" office:value="-66039781.299999997" table:formula="of:=[.L128]+[.L132]" table:style-name="ce62">
            <text:p><text:s/>(66,039,781.30)</text:p>
          </table:table-cell>
          <table:table-cell table:style-name="ce53"/>
          <table:table-cell office:value-type="float" office:value="98027105.169999987" table:formula="of:=[.N128]+[.N132]" table:style-name="ce52">
            <text:p><text:s/>98,027,105.17<text:s/></text:p>
          </table:table-cell>
          <table:table-cell table:style-name="ce54"/>
          <table:table-cell office:value-type="float" office:value="45836493.830000006" table:formula="of:=[.P128]+[.P132]" table:style-name="ce55">
            <text:p><text:s/>45,836,493.83<text:s/></text:p>
          </table:table-cell>
          <table:table-cell table:number-columns-repeated="16368" table:style-name="ce1"/>
        </table:table-row>
        <table:table-row table:style-name="ro2">
          <table:table-cell table:number-columns-repeated="6" table:style-name="ce1"/>
          <table:table-cell table:style-name="ce70"/>
          <table:table-cell table:number-columns-repeated="10" table:style-name="ce2"/>
          <table:table-cell table:number-columns-repeated="16367"/>
        </table:table-row>
        <table:table-row table:number-rows-repeated="2" table:style-name="ro1">
          <table:table-cell table:number-columns-repeated="6" table:style-name="ce1"/>
          <table:table-cell table:number-columns-repeated="11" table:style-name="ce2"/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2"/>
          <table:table-cell table:number-columns-repeated="6" table:style-name="ce1"/>
          <table:table-cell table:style-name="ce2"/>
          <table:table-cell table:number-columns-repeated="16370" table:style-name="ce1"/>
        </table:table-row>
        <table:table-row table:number-rows-repeated="1048437" table:style-name="ro1">
          <table:table-cell table:number-columns-repeated="16384"/>
        </table:table-row>
        <table:named-expressions>
          <table:named-expression table:name="Print_Area" table:expression="of:=[revised_SCBAA_2018.#REF!]" table:base-cell-address="revised_SCBAA_2018.$A$1"/>
          <table:named-expression table:name="Print_Titles" table:expression="of:=[revised_SCBAA_2018.#REF!]~[revised_SCBAA_2018.#REF!]" table:base-cell-address="revised_SCBAA_201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currency-symbol>₱</number:currency-symbol>
      <number:number number:decimal-places="2" number:min-integer-digits="1" number:grouping="true"/>
      <number:text> </number:text>
    </number:currency-style>
    <number:currency-style style:name="N37P1">
      <number:text> </number:text>
      <number:currency-symbol>₱</number:currency-symbol>
      <number:text>(</number:text>
      <number:number number:decimal-places="2" number:min-integer-digits="1" number:grouping="true"/>
      <number:text>)</number:text>
    </number:currency-style>
    <number:currency-style style:name="N37P2">
      <number:text> </number:text>
      <number:currency-symbol>₱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" style:family="table-cell" style:data-style-name="N36"/>
    <style:style style:name="Comma_32_10_32_2" style:display-name="Comma 10 2" style:family="table-cell" style:data-style-name="N36"/>
    <style:style style:name="Comma_32_2" style:display-name="Comma 2" style:family="table-cell" style:data-style-name="N36"/>
    <style:style style:name="Comma_32_2_32_2" style:display-name="Comma 2 2" style:family="table-cell" style:data-style-name="N36"/>
    <style:style style:name="Comma_32_2_32_3" style:display-name="Comma 2 3" style:family="table-cell" style:data-style-name="N36"/>
    <style:style style:name="Comma_32_2_32_3_32_2" style:display-name="Comma 2 3 2" style:family="table-cell" style:data-style-name="N36"/>
    <style:style style:name="Comma_32_2_32_3_32_3" style:display-name="Comma 2 3 3" style:family="table-cell" style:data-style-name="N36"/>
    <style:style style:name="Comma_32_3" style:display-name="Comma 3" style:family="table-cell" style:data-style-name="N36"/>
    <style:style style:name="Comma_32_3_32_2" style:display-name="Comma 3 2" style:family="table-cell" style:data-style-name="N36"/>
    <style:style style:name="Comma_32_6" style:display-name="Comma 6" style:family="table-cell" style:data-style-name="N36"/>
    <style:style style:name="Comma_32_6_32_2" style:display-name="Comma 6 2" style:family="table-cell" style:data-style-name="N36"/>
    <style:style style:name="Comma_32_6_32_3_32_2" style:display-name="Comma 6 3 2" style:family="table-cell" style:data-style-name="N36"/>
    <style:style style:name="Comma_32_7_32_2" style:display-name="Comma 7 2" style:family="table-cell" style:data-style-name="N36"/>
    <style:style style:name="Comma_32_7_32_3" style:display-name="Comma 7 3" style:family="table-cell" style:data-style-name="N36"/>
    <style:style style:name="Comma_32_7_32_4" style:display-name="Comma 7 4" style:family="table-cell" style:data-style-name="N36"/>
    <style:style style:name="Currency_32_2" style:display-name="Currency 2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f1" style:family="table-cell">
      <style:table-cell-properties fo:background-color="#4F81BD"/>
    </style:style>
  </office:styles>
  <office:automatic-styles>
    <style:page-layout style:name="pm1">
      <style:page-layout-properties fo:margin-top="0.3in" fo:margin-bottom="0.3in" fo:margin-left="0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<text:page-number>1</text:page-number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THENA KAYE P. BELASA</meta:initial-creator>
    <dc:creator>my</dc:creator>
    <meta:creation-date>2019-08-23T03:49:06Z</meta:creation-date>
    <dc:date>2019-10-23T08:25:54Z</dc:date>
  </office:meta>
</office:document-meta>
</file>